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897cm" style:rel-column-width="5044*"/>
    </style:style>
    <style:style style:name="Table1.B" style:family="table-column">
      <style:table-column-properties style:column-width="8.692cm" style:rel-column-width="492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2.513cm"/>
    </style:style>
    <style:style style:name="Table2.1" style:family="table-row">
      <style:table-row-properties style:min-row-height="0.48cm"/>
    </style:style>
    <style:style style:name="Table2.A1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5pt solid #000000"/>
    </style:style>
    <style:style style:name="Table2.B4" style:family="table-cell">
      <style:table-cell-properties fo:padding="0.097cm" fo:border-left="none" fo:border-right="none" fo:border-top="none" fo:border-bottom="0.5pt solid #000000"/>
    </style:style>
    <style:style style:name="Table2.C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1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officeooo:paragraph-rsid="00a8b4d0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officeooo:paragraph-rsid="008976e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3af8aa" officeooo:paragraph-rsid="00a8b4d0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8976ee" officeooo:paragraph-rsid="008976ee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font-name="Liberation Sans1" fo:font-size="11pt" officeooo:rsid="003c6e72" officeooo:paragraph-rsid="00a8b4d0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size="11pt" style:font-size-asian="11pt" style:font-size-complex="11pt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808080" loext:opacity="100%" style:font-name="Liberation Sans1" fo:font-size="14pt" fo:letter-spacing="normal" fo:font-style="normal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P10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4a8b8d" officeooo:paragraph-rsid="006eaca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3504f" officeooo:paragraph-rsid="0084be4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paragraph-rsid="00473b3c" style:font-size-asian="11pt" style:font-size-complex="11pt"/>
    </style:style>
    <style:style style:name="P13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808080" loext:opacity="100%" style:font-name="Liberation Sans1" fo:font-size="11pt" fo:letter-spacing="normal" fo:font-style="normal" fo:font-weight="normal" officeooo:rsid="000fff2e" officeooo:paragraph-rsid="006eaca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size="11pt" officeooo:paragraph-rsid="00473b3c" style:font-size-asian="11pt" style:font-size-complex="11pt"/>
    </style:style>
    <style:style style:name="P15" style:family="paragraph" style:parent-style-name="Standard">
      <style:paragraph-properties fo:margin-left="0cm" fo:margin-right="0cm" fo:line-height="115%" fo:orphans="2" fo:widows="2" fo:text-indent="0cm" style:auto-text-indent="false"/>
    </style:style>
    <style:style style:name="P16" style:family="paragraph" style:parent-style-name="Standard">
      <style:paragraph-properties fo:margin-left="0cm" fo:margin-right="0cm" fo:line-height="115%" fo:orphans="2" fo:widows="2" fo:text-indent="0cm" style:auto-text-indent="false"/>
      <style:text-properties officeooo:paragraph-rsid="006eaca4"/>
    </style:style>
    <style:style style:name="P17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18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19" style:family="paragraph" style:parent-style-name="Text_20_body">
      <style:paragraph-properties fo:margin-left="0cm" fo:margin-right="0cm" fo:line-height="115%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80d660"/>
    </style:style>
    <style:style style:name="P21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92b5cc"/>
    </style:style>
    <style:style style:name="P22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b200ca"/>
    </style:style>
    <style:style style:name="P23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color="#808080" loext:opacity="100%" style:font-name="Liberation Sans1" fo:font-size="14pt" fo:font-weight="normal" officeooo:rsid="003f84f7" officeooo:paragraph-rsid="00b200ca" style:font-name-asian="PingFang SC" style:font-size-asian="14pt" style:font-weight-asian="normal" style:font-name-complex="Arial Unicode MS" style:font-size-complex="14pt" style:font-weight-complex="normal"/>
    </style:style>
    <style:style style:name="P24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5" style:family="paragraph" style:parent-style-name="Standard">
      <style:paragraph-properties fo:line-height="115%"/>
      <style:text-properties fo:font-size="11pt" officeooo:paragraph-rsid="0047fb53" style:font-size-asian="11pt" style:font-size-complex="11pt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/>
      <style:text-properties officeooo:paragraph-rsid="00bf7bb7"/>
    </style:style>
    <style:style style:name="P28" style:family="paragraph" style:parent-style-name="Standard">
      <style:paragraph-properties fo:line-height="115%"/>
      <style:text-properties style:font-name="Liberation Sans1" fo:font-size="11pt" officeooo:rsid="00967f64" officeooo:paragraph-rsid="0047fb53" style:font-size-asian="11pt" style:font-size-complex="11pt"/>
    </style:style>
    <style:style style:name="P29" style:family="paragraph" style:parent-style-name="Standard">
      <style:paragraph-properties fo:line-height="115%"/>
      <style:text-properties style:font-name="Liberation Sans1" fo:font-size="11pt" officeooo:paragraph-rsid="003e9688" style:font-size-asian="11pt" style:font-size-complex="11pt"/>
    </style:style>
    <style:style style:name="P30" style:family="paragraph" style:parent-style-name="Standard">
      <style:paragraph-properties fo:line-height="115%"/>
      <style:text-properties style:font-name="Liberation Sans1" fo:font-size="11pt" officeooo:rsid="003fa7f2" officeooo:paragraph-rsid="00bf7bb7" style:font-size-asian="11pt" style:font-size-complex="11pt"/>
    </style:style>
    <style:style style:name="P31" style:family="paragraph" style:parent-style-name="Tabla">
      <style:paragraph-properties fo:line-height="115%" fo:keep-with-next="always"/>
    </style:style>
    <style:style style:name="P32" style:family="paragraph" style:parent-style-name="Horizontal_20_Line">
      <style:paragraph-properties fo:line-height="115%"/>
      <style:text-properties fo:font-size="11pt" style:font-size-asian="11pt" style:font-size-complex="11pt"/>
    </style:style>
    <style:style style:name="P33" style:family="paragraph" style:parent-style-name="Heading_20_2">
      <style:paragraph-properties fo:line-height="115%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34" style:family="paragraph" style:parent-style-name="Heading_20_2">
      <style:paragraph-properties fo:line-height="115%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35" style:family="paragraph" style:parent-style-name="Contents_20_1">
      <style:paragraph-properties fo:line-height="115%"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line-height="115%"/>
      <style:text-properties fo:font-variant="normal" fo:text-transform="none" fo:color="#808080" loext:opacity="100%" style:font-name="Liberation Sans1" fo:font-size="14pt" fo:letter-spacing="normal" fo:font-style="normal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P37" style:family="paragraph" style:parent-style-name="Preformatted_20_Text">
      <style:paragraph-properties fo:margin-top="0cm" fo:margin-bottom="0cm" style:contextual-spacing="false" fo:line-height="115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paragraph-rsid="00b200ca" style:font-size-asian="9pt" style:font-size-complex="9pt"/>
    </style:style>
    <style:style style:name="P38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ac4b7c" officeooo:paragraph-rsid="00ac4b7c" style:font-name-asian="PingFang SC" style:font-size-asian="9pt" style:font-weight-asian="normal" style:font-name-complex="Arial Unicode MS" style:font-size-complex="9pt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officeooo:rsid="003f84f7" officeooo:paragraph-rsid="00ac4b7c" style:font-name-asian="PingFang SC" style:font-size-asian="9pt" style:font-weight-asian="normal" style:font-name-complex="Arial Unicode MS" style:font-size-complex="9pt" style:font-weight-complex="normal"/>
    </style:style>
    <style:style style:name="P40" style:family="paragraph" style:parent-style-name="Preformatted_20_Text">
      <style:paragraph-properties fo:line-height="115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41" style:family="paragraph" style:parent-style-name="Preformatted_20_Text">
      <style:paragraph-properties fo:line-height="115%" fo:orphans="2" fo:widows="2"/>
      <style:text-properties fo:font-variant="normal" fo:text-transform="none" fo:color="#000000" loext:opacity="100%" style:font-name="Liberation Mono" fo:font-size="9pt" fo:letter-spacing="normal" fo:font-style="normal" fo:font-weight="normal" style:font-size-asian="9pt" style:font-size-complex="9pt"/>
    </style:style>
    <style:style style:name="P42" style:family="paragraph" style:parent-style-name="Preformatted_20_Text">
      <style:paragraph-properties fo:line-height="115%" fo:orphans="2" fo:widows="2"/>
      <style:text-properties style:font-name="Liberation Mono" fo:font-size="10pt" style:font-size-asian="10pt" style:font-size-complex="10pt"/>
    </style:style>
    <style:style style:name="P43" style:family="paragraph" style:parent-style-name="Preformatted_20_Text">
      <style:paragraph-properties fo:margin-top="0cm" fo:margin-bottom="0.499cm" style:contextual-spacing="false" fo:line-height="115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44" style:family="paragraph" style:parent-style-name="Table_20_Contents">
      <style:paragraph-properties fo:line-height="115%"/>
      <style:text-properties style:font-name="sans-serif" fo:font-size="10pt"/>
    </style:style>
    <style:style style:name="P45" style:family="paragraph" style:parent-style-name="Table_20_Contents">
      <style:paragraph-properties fo:line-height="115%" fo:text-align="end" style:justify-single-word="false"/>
      <style:text-properties style:font-name="sans-serif" fo:font-size="10pt" officeooo:rsid="0050d6f1" officeooo:paragraph-rsid="0050d6f1"/>
    </style:style>
    <style:style style:name="P46" style:family="paragraph" style:parent-style-name="Table_20_Contents">
      <style:paragraph-properties fo:line-height="115%"/>
      <style:text-properties style:font-name="Liberation Sans1" fo:font-size="10pt" officeooo:rsid="0050d6f1" officeooo:paragraph-rsid="0050d6f1" style:font-size-asian="10pt" style:font-size-complex="10pt"/>
    </style:style>
    <style:style style:name="P47" style:family="paragraph" style:parent-style-name="Table_20_Contents">
      <style:paragraph-properties fo:line-height="115%"/>
    </style:style>
    <style:style style:name="P48" style:family="paragraph" style:parent-style-name="Table_20_Contents">
      <style:paragraph-properties fo:line-height="115%"/>
      <style:text-properties officeooo:paragraph-rsid="0050d6f1"/>
    </style:style>
    <style:style style:name="P49" style:family="paragraph" style:parent-style-name="Table_20_Contents">
      <style:paragraph-properties fo:margin-top="0cm" fo:margin-bottom="0.12cm" style:contextual-spacing="false" fo:line-height="115%"/>
      <style:text-properties style:font-name="Liberation Sans1" fo:font-size="10pt" officeooo:rsid="0050d6f1" officeooo:paragraph-rsid="0050d6f1" style:font-size-asian="10pt" style:font-size-complex="10pt"/>
    </style:style>
    <style:style style:name="P50" style:family="paragraph" style:parent-style-name="Table_20_Contents">
      <style:paragraph-properties fo:margin-top="0cm" fo:margin-bottom="0.12cm" style:contextual-spacing="false" fo:line-height="115%"/>
      <style:text-properties style:font-name="Liberation Sans1" fo:font-size="10pt" officeooo:rsid="005a9fab" officeooo:paragraph-rsid="005a9fab" style:font-size-asian="10pt" style:font-size-complex="10pt"/>
    </style:style>
    <style:style style:name="P51" style:family="paragraph" style:parent-style-name="Table_20_Contents">
      <style:paragraph-properties fo:margin-top="0cm" fo:margin-bottom="0.12cm" style:contextual-spacing="false" fo:line-height="115%"/>
      <style:text-properties officeooo:paragraph-rsid="007072cf"/>
    </style:style>
    <style:style style:name="P52" style:family="paragraph" style:parent-style-name="Table_20_Contents">
      <style:paragraph-properties fo:margin-top="0cm" fo:margin-bottom="0.12cm" style:contextual-spacing="false" fo:line-height="115%"/>
      <style:text-properties officeooo:paragraph-rsid="00c54cb6"/>
    </style:style>
    <style:style style:name="P53" style:family="paragraph" style:parent-style-name="Table_20_Contents">
      <style:paragraph-properties fo:margin-top="0cm" fo:margin-bottom="0.12cm" style:contextual-spacing="false" fo:line-height="115%"/>
      <style:text-properties style:font-name="sans-serif" fo:font-size="10pt"/>
    </style:style>
    <style:style style:name="P54" style:family="paragraph" style:parent-style-name="Title">
      <style:paragraph-properties fo:line-height="115%" fo:text-align="start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5" style:family="paragraph" style:parent-style-name="Preformatted_20_Text">
      <style:paragraph-properties fo:line-height="115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0c2dfa1" style:font-size-asian="10pt" style:font-size-complex="10pt"/>
    </style:style>
    <style:style style:name="P56" style:family="paragraph" style:parent-style-name="Heading_20_1">
      <style:paragraph-properties fo:line-height="115%"/>
      <style:text-properties fo:font-variant="normal" fo:text-transform="none" fo:color="#808080" loext:opacity="100%" style:font-name="Liberation Sans1" fo:font-size="14pt" fo:letter-spacing="normal" fo:font-style="normal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P57" style:family="paragraph" style:parent-style-name="Heading_20_1">
      <style:paragraph-properties fo:line-height="115%"/>
    </style:style>
    <style:style style:name="P58" style:family="paragraph" style:parent-style-name="Heading_20_1">
      <style:paragraph-properties fo:line-height="115%"/>
      <style:text-properties fo:color="#808080" loext:opacity="100%" style:font-name="Liberation Sans1" fo:font-size="14pt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P59" style:family="paragraph" style:parent-style-name="Heading_20_1">
      <style:paragraph-properties fo:line-height="115%"/>
      <style:text-properties fo:font-weight="normal" style:font-weight-asian="normal" style:font-weight-complex="normal"/>
    </style:style>
    <style:style style:name="P60" style:family="paragraph" style:parent-style-name="Heading_20_1">
      <style:paragraph-properties fo:margin-top="0cm" fo:margin-bottom="0cm" style:contextual-spacing="false" fo:line-height="115%"/>
      <style:text-properties fo:font-variant="normal" fo:text-transform="none" fo:color="#808080" loext:opacity="100%" style:font-name="Liberation Sans1" fo:font-size="14pt" fo:letter-spacing="normal" fo:font-style="normal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P61" style:family="paragraph" style:parent-style-name="Heading_20_1">
      <style:paragraph-properties fo:margin-top="0cm" fo:margin-bottom="0cm" style:contextual-spacing="false" fo:line-height="115%"/>
      <style:text-properties fo:font-variant="normal" fo:text-transform="none" fo:color="#808080" loext:opacity="100%" style:font-name="Liberation Sans1" fo:font-size="14pt" fo:letter-spacing="normal" fo:font-style="normal" fo:font-weight="normal" officeooo:rsid="003f84f7" officeooo:paragraph-rsid="00b200ca" style:font-name-asian="PingFang SC" style:font-size-asian="14pt" style:font-weight-asian="normal" style:font-name-complex="Arial Unicode MS" style:font-size-complex="14pt" style:font-weight-complex="normal"/>
    </style:style>
    <style:style style:name="P62" style:family="paragraph" style:parent-style-name="Standard" style:list-style-name="L1" style:master-page-name="">
      <loext:graphic-properties draw:fill="none"/>
      <style:paragraph-properties fo:margin-left="1.27cm" fo:margin-right="0cm" fo:line-height="115%" fo:orphans="2" fo:widows="2" fo:text-indent="0cm" style:auto-text-indent="false" style:page-number="auto" fo:background-color="transparent"/>
      <style:text-properties officeooo:paragraph-rsid="006eaca4"/>
    </style:style>
    <style:style style:name="P63" style:family="paragraph" style:parent-style-name="Standard" style:list-style-name="L1">
      <loext:graphic-properties draw:fill="none"/>
      <style:paragraph-properties fo:margin-left="1.27cm" fo:margin-right="0cm" fo:line-height="115%" fo:orphans="2" fo:widows="2" fo:text-indent="0cm" style:auto-text-indent="false" fo:background-color="transparent"/>
      <style:text-properties officeooo:paragraph-rsid="006f5b36"/>
    </style:style>
    <style:style style:name="P64" style:family="paragraph" style:parent-style-name="Standard" style:list-style-name="L1">
      <loext:graphic-properties draw:fill="none"/>
      <style:paragraph-properties fo:margin-left="1.27cm" fo:margin-right="0cm" fo:line-height="115%" fo:orphans="2" fo:widows="2" fo:text-indent="0cm" style:auto-text-indent="false" fo:background-color="transparent"/>
      <style:text-properties officeooo:paragraph-rsid="00c02399"/>
    </style:style>
    <style:style style:name="P65" style:family="paragraph" style:parent-style-name="Standard" style:list-style-name="L1">
      <loext:graphic-properties draw:fill="none"/>
      <style:paragraph-properties fo:margin-left="1.27cm" fo:margin-right="0cm" fo:line-height="115%" fo:orphans="2" fo:widows="2" fo:text-indent="0cm" style:auto-text-indent="false" fo:background-color="transparent"/>
      <style:text-properties officeooo:paragraph-rsid="006eaca4"/>
    </style:style>
    <style:style style:name="P66" style:family="paragraph" style:parent-style-name="Text_20_body" style:list-style-name="L2">
      <style:paragraph-properties fo:margin-top="0cm" fo:margin-bottom="0cm" style:contextual-spacing="false" fo:line-height="115%" fo:orphans="2" fo:widows="2"/>
    </style:style>
    <style:style style:name="P67" style:family="paragraph" style:parent-style-name="Text_20_body" style:list-style-name="L2">
      <style:paragraph-properties fo:margin-top="0cm" fo:margin-bottom="0cm" style:contextual-spacing="false" fo:line-height="115%" fo:orphans="2" fo:widows="2"/>
      <style:text-properties officeooo:paragraph-rsid="008976ee"/>
    </style:style>
    <style:style style:name="P68" style:family="paragraph" style:parent-style-name="Text_20_body" style:list-style-name="L2">
      <style:paragraph-properties fo:margin-top="0cm" fo:margin-bottom="0cm" style:contextual-spacing="false" fo:line-height="115%" fo:orphans="2" fo:widows="2"/>
      <style:text-properties officeooo:paragraph-rsid="008ce5ad"/>
    </style:style>
    <style:style style:name="P69" style:family="paragraph" style:parent-style-name="Text_20_body" style:list-style-name="L2">
      <style:paragraph-properties fo:margin-top="0cm" fo:margin-bottom="0cm" style:contextual-spacing="false" fo:line-height="115%" fo:orphans="2" fo:widows="2"/>
      <style:text-properties officeooo:paragraph-rsid="008e1a16"/>
    </style:style>
    <style:style style:name="T1" style:family="text">
      <style:text-properties style:font-name="sans-serif" fo:font-size="10pt" fo:language="es" fo:country="ES"/>
    </style:style>
    <style:style style:name="T2" style:family="text">
      <style:text-properties style:font-name="sans-serif" fo:font-size="10pt" fo:language="es" fo:country="ES" officeooo:rsid="000ccd40"/>
    </style:style>
    <style:style style:name="T3" style:family="text">
      <style:text-properties style:font-name="sans-serif" fo:font-size="10pt" fo:language="es" fo:country="ES" officeooo:rsid="0035b202"/>
    </style:style>
    <style:style style:name="T4" style:family="text">
      <style:text-properties style:font-name="sans-serif" fo:font-size="10pt" fo:language="es" fo:country="ES" officeooo:rsid="003af8aa"/>
    </style:style>
    <style:style style:name="T5" style:family="text">
      <style:text-properties style:font-name="sans-serif" fo:font-size="10pt" fo:language="es" fo:country="ES" officeooo:rsid="000d77e2"/>
    </style:style>
    <style:style style:name="T6" style:family="text">
      <style:text-properties style:font-name="sans-serif" fo:font-size="10pt" fo:language="es" fo:country="ES" officeooo:rsid="004a8b8d"/>
    </style:style>
    <style:style style:name="T7" style:family="text">
      <style:text-properties style:font-name="sans-serif" fo:font-size="10pt" fo:language="es" fo:country="ES" officeooo:rsid="004d828c"/>
    </style:style>
    <style:style style:name="T8" style:family="text">
      <style:text-properties style:font-name="sans-serif" fo:font-size="10pt" fo:language="es" fo:country="ES" officeooo:rsid="007072cf"/>
    </style:style>
    <style:style style:name="T9" style:family="text">
      <style:text-properties style:font-name="sans-serif" fo:font-size="10pt" fo:language="es" fo:country="ES" officeooo:rsid="00a1163e"/>
    </style:style>
    <style:style style:name="T10" style:family="text">
      <style:text-properties style:font-name="sans-serif" fo:font-size="10pt" fo:language="es" fo:country="ES" officeooo:rsid="00baee31"/>
    </style:style>
    <style:style style:name="T11" style:family="text">
      <style:text-properties style:font-name="sans-serif" fo:font-size="10pt" fo:language="es" fo:country="ES" officeooo:rsid="00c54cb6"/>
    </style:style>
    <style:style style:name="T12" style:family="text">
      <style:text-properties style:font-name="sans-serif" fo:font-size="10pt" officeooo:rsid="0056a556"/>
    </style:style>
    <style:style style:name="T13" style:family="text">
      <style:text-properties style:font-name="sans-serif" fo:font-size="10pt" officeooo:rsid="00587162"/>
    </style:style>
    <style:style style:name="T14" style:family="text">
      <style:text-properties style:font-name="sans-serif" fo:font-size="10pt" officeooo:rsid="005a55cb"/>
    </style:style>
    <style:style style:name="T15" style:family="text">
      <style:text-properties style:font-name="sans-serif" fo:font-size="10pt" officeooo:rsid="005a9fab"/>
    </style:style>
    <style:style style:name="T16" style:family="text">
      <style:text-properties style:font-name="sans-serif" fo:font-size="10pt" officeooo:rsid="005bfb13"/>
    </style:style>
    <style:style style:name="T17" style:family="text">
      <style:text-properties style:font-name="sans-serif" fo:font-size="10pt" officeooo:rsid="005f90d8"/>
    </style:style>
    <style:style style:name="T18" style:family="text">
      <style:text-properties style:font-name="sans-serif" fo:font-size="10pt" fo:font-style="normal" officeooo:rsid="0056a556" style:font-style-asian="normal" style:font-style-complex="normal"/>
    </style:style>
    <style:style style:name="T19" style:family="text">
      <style:text-properties style:font-name="sans-serif" fo:font-size="10pt" fo:font-style="normal" officeooo:rsid="005f90d8" style:font-style-asian="normal" style:font-style-complex="normal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976ee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ae682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ce5ad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e1a16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2b5cc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34b01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b91fe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d5cd1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ab976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4386d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570c2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6ee6a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91a78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2b5cc" style:font-name-asian="Liberation Mono1" style:font-size-asian="11pt" style:font-name-complex="Liberation Mono1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34b01" style:font-name-asian="Liberation Mono1" style:font-size-asian="11pt" style:font-name-complex="Liberation Mono1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570c2" style:font-name-asian="Liberation Mono1" style:font-size-asian="11pt" style:font-name-complex="Liberation Mono1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fb4e2" style:font-name-asian="Liberation Mono1" style:font-size-asian="11pt" style:font-name-complex="Liberation Mono1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c1bc1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d3b0a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da345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0c658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0d660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28cef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38330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4be47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981008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2f14b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4386d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21387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2dfa1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8f60b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8f60b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da345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0000" loext:opacity="100%" style:font-name="sans-serif" fo:font-size="11pt" fo:letter-spacing="normal" fo:language="es" fo:country="ES" fo:font-style="italic" fo:font-weight="normal" officeooo:rsid="007da345" style:font-size-asian="11pt" style:font-style-asian="italic" style:font-size-complex="11pt" style:font-style-complex="italic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c6e72" style:font-size-asian="11pt" style:font-size-complex="11pt"/>
    </style:style>
    <style:style style:name="T6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af8aa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d7172" style:font-size-asian="11pt" style:font-size-complex="11pt"/>
    </style:style>
    <style:style style:name="T6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be0f9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e9688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c871a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92281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aa91d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976ee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28a96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2b5cc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e1a16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570c2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6ee6a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fb4e2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21387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aa91d" style:font-name-asian="Liberation Mono1" style:font-size-asian="11pt" style:font-name-complex="Liberation Mono1" style:font-size-complex="11pt"/>
    </style:style>
    <style:style style:name="T76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792281" style:font-size-asian="11pt" style:font-style-asian="italic" style:font-size-complex="11pt" style:font-style-complex="italic"/>
    </style:style>
    <style:style style:name="T77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7d3b0a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80d660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7c1bc1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981008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1" fo:letter-spacing="normal" fo:font-style="normal" fo:font-weight="normal"/>
    </style:style>
    <style:style style:name="T83" style:family="text">
      <style:text-properties fo:font-variant="normal" fo:text-transform="none" fo:color="#000000" loext:opacity="100%" style:font-name="Liberation Sans1" fo:letter-spacing="normal" fo:font-style="normal" fo:font-weight="normal" style:font-style-asian="normal" style:font-style-complex="normal"/>
    </style:style>
    <style:style style:name="T84" style:family="text">
      <style:text-properties fo:font-variant="normal" fo:text-transform="none" fo:color="#000000" loext:opacity="100%" style:font-name="Liberation Sans1" fo:letter-spacing="normal" fo:font-style="normal" fo:font-weight="normal" officeooo:rsid="000ccd40" style:font-style-asian="normal" style:font-style-complex="normal"/>
    </style:style>
    <style:style style:name="T85" style:family="text">
      <style:text-properties fo:font-variant="normal" fo:text-transform="none" fo:color="#000000" loext:opacity="100%" style:font-name="Liberation Sans1" fo:letter-spacing="normal" fo:font-style="normal" fo:font-weight="normal" officeooo:rsid="0077605c" style:font-style-asian="normal" style:font-style-complex="normal"/>
    </style:style>
    <style:style style:name="T86" style:family="text">
      <style:text-properties fo:font-variant="normal" fo:text-transform="none" fo:color="#000000" loext:opacity="100%" style:font-name="Liberation Sans1" fo:letter-spacing="normal" fo:font-style="normal" fo:font-weight="normal" officeooo:rsid="00286683" style:font-style-asian="normal" style:font-style-complex="normal"/>
    </style:style>
    <style:style style:name="T87" style:family="text">
      <style:text-properties fo:font-variant="normal" fo:text-transform="none" fo:color="#000000" loext:opacity="100%" style:font-name="Liberation Sans1" fo:letter-spacing="normal" fo:font-style="normal" fo:font-weight="normal" officeooo:rsid="000ccd40"/>
    </style:style>
    <style:style style:name="T88" style:family="text">
      <style:text-properties fo:font-variant="normal" fo:text-transform="none" fo:color="#000000" loext:opacity="100%" style:font-name="Liberation Sans1" fo:letter-spacing="normal" fo:font-style="normal" fo:font-weight="normal" officeooo:rsid="003d7172"/>
    </style:style>
    <style:style style:name="T89" style:family="text">
      <style:text-properties fo:font-variant="normal" fo:text-transform="none" fo:color="#000000" loext:opacity="100%" style:font-name="Liberation Sans1" fo:letter-spacing="normal" fo:font-style="normal" fo:font-weight="normal" officeooo:rsid="004be0f9"/>
    </style:style>
    <style:style style:name="T90" style:family="text">
      <style:text-properties fo:font-variant="normal" fo:text-transform="none" fo:color="#000000" loext:opacity="100%" style:font-name="Liberation Sans1" fo:letter-spacing="normal" fo:font-style="normal" fo:font-weight="normal" officeooo:rsid="003e9688"/>
    </style:style>
    <style:style style:name="T91" style:family="text">
      <style:text-properties fo:font-variant="normal" fo:text-transform="none" fo:color="#000000" loext:opacity="100%" style:font-name="Liberation Sans1" fo:letter-spacing="normal" fo:font-style="normal" fo:font-weight="normal" officeooo:rsid="00792281"/>
    </style:style>
    <style:style style:name="T92" style:family="text">
      <style:text-properties fo:font-variant="normal" fo:text-transform="none" fo:color="#000000" loext:opacity="100%" style:font-name="Liberation Sans1" fo:letter-spacing="normal" fo:font-style="normal" fo:font-weight="normal" officeooo:rsid="00928a96"/>
    </style:style>
    <style:style style:name="T93" style:family="text">
      <style:text-properties fo:font-variant="normal" fo:text-transform="none" fo:color="#000000" loext:opacity="100%" style:font-name="Liberation Sans1" fo:letter-spacing="normal" fo:font-style="normal" fo:font-weight="normal" officeooo:rsid="0077605c"/>
    </style:style>
    <style:style style:name="T94" style:family="text">
      <style:text-properties fo:font-variant="normal" fo:text-transform="none" fo:color="#000000" loext:opacity="100%" style:font-name="Liberation Sans1" fo:letter-spacing="normal" fo:font-style="normal" fo:font-weight="normal" officeooo:rsid="00b59e22"/>
    </style:style>
    <style:style style:name="T9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af8aa" style:font-size-asian="11pt" style:font-size-complex="11pt"/>
    </style:style>
    <style:style style:name="T9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e9688" style:font-size-asian="11pt" style:font-size-complex="11pt"/>
    </style:style>
    <style:style style:name="T9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792281" style:font-size-asian="11pt" style:font-size-complex="11pt"/>
    </style:style>
    <style:style style:name="T9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c6e72" style:font-size-asian="11pt" style:font-size-complex="11pt"/>
    </style:style>
    <style:style style:name="T9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7afe47" style:font-size-asian="11pt" style:font-size-complex="11pt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e1a16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d7172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976ee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8ae682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92b5cc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Mono" fo:font-size="11pt" fo:letter-spacing="normal" fo:font-style="normal" fo:font-weight="bold" officeooo:rsid="0092b5cc" style:font-size-asian="11pt" style:font-weight-asian="bold" style:font-size-complex="11pt" style:font-weight-complex="bold"/>
    </style:style>
    <style:style style:name="T106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style:font-size-asian="11pt" style:font-size-complex="11pt"/>
    </style:style>
    <style:style style:name="T107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7c1bc1" style:font-size-asian="11pt" style:font-size-complex="11pt"/>
    </style:style>
    <style:style style:name="T108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7da345" style:font-size-asian="11pt" style:font-size-complex="11pt"/>
    </style:style>
    <style:style style:name="T109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80d660" style:font-size-asian="11pt" style:font-size-complex="11pt"/>
    </style:style>
    <style:style style:name="T110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80c658" style:font-size-asian="11pt" style:font-size-complex="11pt"/>
    </style:style>
    <style:style style:name="T111" style:family="text">
      <style:text-properties fo:font-variant="normal" fo:text-transform="none" fo:color="#000000" loext:opacity="100%" style:font-name="Liberation Mono" fo:font-size="11pt" fo:letter-spacing="normal" fo:language="es" fo:country="ES" fo:font-style="normal" fo:font-weight="normal" officeooo:rsid="00c21387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113" style:family="text">
      <style:text-properties fo:font-variant="normal" fo:text-transform="none" fo:color="#000000" loext:opacity="100%" style:font-name="Liberation Mono" fo:letter-spacing="normal" fo:font-style="normal" fo:font-weight="normal"/>
    </style:style>
    <style:style style:name="T114" style:family="text">
      <style:text-properties fo:font-variant="normal" fo:text-transform="none" fo:color="#000000" loext:opacity="100%" style:font-name="Liberation Mono" fo:letter-spacing="normal" fo:font-style="normal" fo:font-weight="normal" officeooo:rsid="000ccd40"/>
    </style:style>
    <style:style style:name="T115" style:family="text">
      <style:text-properties fo:font-variant="normal" fo:text-transform="none" fo:color="#000000" loext:opacity="100%" style:font-name="Liberation Mono" fo:letter-spacing="normal" fo:font-style="normal" fo:font-weight="normal" officeooo:rsid="003d7172"/>
    </style:style>
    <style:style style:name="T116" style:family="text">
      <style:text-properties fo:font-variant="normal" fo:text-transform="none" fo:color="#000000" loext:opacity="100%" style:font-name="Liberation Mono" fo:letter-spacing="normal" fo:font-style="normal" fo:font-weight="normal" officeooo:rsid="003e9688"/>
    </style:style>
    <style:style style:name="T117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18" style:family="text">
      <style:text-properties fo:font-variant="normal" fo:text-transform="none" fo:color="#800080" loext:opacity="100%" style:font-name="sans-serif" fo:font-size="11pt" fo:letter-spacing="normal" fo:font-style="normal" fo:font-weight="normal" officeooo:rsid="00934b01" style:font-size-asian="11pt" style:font-size-complex="11pt"/>
    </style:style>
    <style:style style:name="T119" style:family="text">
      <style:text-properties fo:font-variant="normal" fo:text-transform="none" fo:color="#800080" loext:opacity="100%" style:font-name="Liberation Mono" fo:font-size="11pt" fo:letter-spacing="normal" fo:font-style="normal" fo:font-weight="normal" officeooo:rsid="0092b5cc" style:font-size-asian="11pt" style:font-size-complex="11pt"/>
    </style:style>
    <style:style style:name="T12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0fff2e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2b1bae" style:font-size-asian="11pt" style:font-weight-asian="normal" style:font-size-complex="11pt" style:font-weight-complex="normal"/>
    </style:style>
    <style:style style:name="T12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188073" style:font-size-asian="11pt" style:font-weight-asian="normal" style:font-size-complex="11pt" style:font-weight-complex="normal"/>
    </style:style>
    <style:style style:name="T12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2f6f35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2e026b" style:font-size-asian="11pt" style:font-weight-asian="normal" style:font-size-complex="11pt" style:font-weight-complex="normal"/>
    </style:style>
    <style:style style:name="T125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31aaa8" style:font-size-asian="11pt" style:font-weight-asian="normal" style:font-size-complex="11pt" style:font-weight-complex="normal"/>
    </style:style>
    <style:style style:name="T126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34f0ca" style:font-size-asian="11pt" style:font-weight-asian="normal" style:font-size-complex="11pt" style:font-weight-complex="normal"/>
    </style:style>
    <style:style style:name="T12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35b3ad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36930d" style:font-size-asian="11pt" style:font-weight-asian="normal" style:font-size-complex="11pt" style:font-weight-complex="normal"/>
    </style:style>
    <style:style style:name="T12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47fb53" style:font-size-asian="11pt" style:font-weight-asian="normal" style:font-size-complex="11pt" style:font-weight-complex="normal"/>
    </style:style>
    <style:style style:name="T13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4a8b8d" style:font-size-asian="11pt" style:font-weight-asian="normal" style:font-size-complex="11pt" style:font-weight-complex="normal"/>
    </style:style>
    <style:style style:name="T13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4bde28" style:font-size-asian="11pt" style:font-weight-asian="normal" style:font-size-complex="11pt" style:font-weight-complex="normal"/>
    </style:style>
    <style:style style:name="T13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ca4cf" style:font-size-asian="11pt" style:font-weight-asian="normal" style:font-size-complex="11pt" style:font-weight-complex="normal"/>
    </style:style>
    <style:style style:name="T13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dd0c3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7246eb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74c6c1" style:font-size-asian="11pt" style:font-weight-asian="normal" style:font-size-complex="11pt" style:font-weight-complex="normal"/>
    </style:style>
    <style:style style:name="T136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15903" style:font-size-asian="11pt" style:font-weight-asian="normal" style:font-size-complex="11pt" style:font-weight-complex="normal"/>
    </style:style>
    <style:style style:name="T13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2499a" style:font-size-asian="11pt" style:font-weight-asian="normal" style:font-size-complex="11pt" style:font-weight-complex="normal"/>
    </style:style>
    <style:style style:name="T13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b1950" style:font-size-asian="11pt" style:font-weight-asian="normal" style:font-size-complex="11pt" style:font-weight-complex="normal"/>
    </style:style>
    <style:style style:name="T13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b27a6" style:font-size-asian="11pt" style:font-weight-asian="normal" style:font-size-complex="11pt" style:font-weight-complex="normal"/>
    </style:style>
    <style:style style:name="T14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caee1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a8b4d0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14ac1b" style:font-size-asian="11pt" style:font-weight-asian="normal" style:font-size-complex="11pt" style:font-weight-complex="normal"/>
    </style:style>
    <style:style style:name="T14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928a96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2f7aa8" style:font-size-asian="11pt" style:font-weight-asian="normal" style:font-size-complex="11pt" style:font-weight-complex="normal"/>
    </style:style>
    <style:style style:name="T145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49e0b9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bc6563" style:font-size-asian="11pt" style:font-weight-asian="normal" style:font-size-complex="11pt" style:font-weight-complex="normal"/>
    </style:style>
    <style:style style:name="T147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baee31" style:font-size-asian="11pt" style:font-weight-asian="normal" style:font-size-complex="11pt" style:font-weight-complex="normal"/>
    </style:style>
    <style:style style:name="T14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bf7bb7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c02399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c21387" style:font-size-asian="11pt" style:font-weight-asian="normal" style:font-size-complex="11pt" style:font-weight-complex="normal"/>
    </style:style>
    <style:style style:name="T15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c54cb6" style:font-size-asian="11pt" style:font-weight-asian="normal" style:font-size-complex="11pt" style:font-weight-complex="normal"/>
    </style:style>
    <style:style style:name="T152" style:family="text">
      <style:text-properties fo:font-variant="normal" fo:text-transform="none" style:use-window-font-color="true" loext:opacity="0%" style:font-name="Liberation Sans1" fo:font-size="11pt" fo:letter-spacing="normal" fo:font-style="italic" fo:font-weight="normal" officeooo:rsid="002f6f35" style:font-size-asian="11pt" style:font-style-asian="italic" style:font-weight-asian="normal" style:font-size-complex="11pt" style:font-style-complex="italic" style:font-weight-complex="normal"/>
    </style:style>
    <style:style style:name="T15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3504f" style:font-size-asian="11pt" style:font-weight-asian="normal" style:font-size-complex="11pt" style:font-weight-complex="normal"/>
    </style:style>
    <style:style style:name="T15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e34ca" style:font-size-asian="11pt" style:font-weight-asian="normal" style:font-size-complex="11pt" style:font-weight-complex="normal"/>
    </style:style>
    <style:style style:name="T15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0ccd40" style:font-size-asian="11pt" style:font-weight-asian="normal" style:font-size-complex="11pt" style:font-weight-complex="normal"/>
    </style:style>
    <style:style style:name="T15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0d77e2" style:font-size-asian="11pt" style:font-weight-asian="normal" style:font-size-complex="11pt" style:font-weight-complex="normal"/>
    </style:style>
    <style:style style:name="T15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21de8" style:font-size-asian="11pt" style:font-weight-asian="normal" style:font-size-complex="11pt" style:font-weight-complex="normal"/>
    </style:style>
    <style:style style:name="T15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cfe3e" style:font-size-asian="11pt" style:font-weight-asian="normal" style:font-size-complex="11pt" style:font-weight-complex="normal"/>
    </style:style>
    <style:style style:name="T15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f9746" style:font-size-asian="11pt" style:font-weight-asian="normal" style:font-size-complex="11pt" style:font-weight-complex="normal"/>
    </style:style>
    <style:style style:name="T16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0984f" style:font-size-asian="11pt" style:font-weight-asian="normal" style:font-size-complex="11pt" style:font-weight-complex="normal"/>
    </style:style>
    <style:style style:name="T16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b1bae" style:font-size-asian="11pt" style:font-weight-asian="normal" style:font-size-complex="11pt" style:font-weight-complex="normal"/>
    </style:style>
    <style:style style:name="T16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99521" style:font-size-asian="11pt" style:font-weight-asian="normal" style:font-size-complex="11pt" style:font-weight-complex="normal"/>
    </style:style>
    <style:style style:name="T16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0e2ff8" style:font-size-asian="11pt" style:font-weight-asian="normal" style:font-size-complex="11pt" style:font-weight-complex="normal"/>
    </style:style>
    <style:style style:name="T16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3af8aa" style:font-size-asian="11pt" style:font-weight-asian="normal" style:font-size-complex="11pt" style:font-weight-complex="normal"/>
    </style:style>
    <style:style style:name="T16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4d726" style:font-size-asian="11pt" style:font-weight-asian="normal" style:font-size-complex="11pt" style:font-weight-complex="normal"/>
    </style:style>
    <style:style style:name="T16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e81ad" style:font-size-asian="11pt" style:font-weight-asian="normal" style:font-size-complex="11pt" style:font-weight-complex="normal"/>
    </style:style>
    <style:style style:name="T16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31838c" style:font-size-asian="11pt" style:font-weight-asian="normal" style:font-size-complex="11pt" style:font-weight-complex="normal"/>
    </style:style>
    <style:style style:name="T16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981008" style:font-size-asian="11pt" style:font-weight-asian="normal" style:font-size-complex="11pt" style:font-weight-complex="normal"/>
    </style:style>
    <style:style style:name="T16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a4386d" style:font-size-asian="11pt" style:font-weight-asian="normal" style:font-size-complex="11pt" style:font-weight-complex="normal"/>
    </style:style>
    <style:style style:name="T17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34f0ca" style:font-size-asian="11pt" style:font-weight-asian="normal" style:font-size-complex="11pt" style:font-weight-complex="normal"/>
    </style:style>
    <style:style style:name="T17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35b3ad" style:font-size-asian="11pt" style:font-weight-asian="normal" style:font-size-complex="11pt" style:font-weight-complex="normal"/>
    </style:style>
    <style:style style:name="T17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f6f35" style:font-size-asian="11pt" style:font-weight-asian="normal" style:font-size-complex="11pt" style:font-weight-complex="normal"/>
    </style:style>
    <style:style style:name="T17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f7aa8" style:font-size-asian="11pt" style:font-weight-asian="normal" style:font-size-complex="11pt" style:font-weight-complex="normal"/>
    </style:style>
    <style:style style:name="T17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b59e22" style:font-size-asian="11pt" style:font-weight-asian="normal" style:font-size-complex="11pt" style:font-weight-complex="normal"/>
    </style:style>
    <style:style style:name="T17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47fb53" style:font-size-asian="11pt" style:font-weight-asian="normal" style:font-size-complex="11pt" style:font-weight-complex="normal"/>
    </style:style>
    <style:style style:name="T17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4bde28" style:font-size-asian="11pt" style:font-weight-asian="normal" style:font-size-complex="11pt" style:font-weight-complex="normal"/>
    </style:style>
    <style:style style:name="T17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4a8b8d" style:font-size-asian="11pt" style:font-weight-asian="normal" style:font-size-complex="11pt" style:font-weight-complex="normal"/>
    </style:style>
    <style:style style:name="T178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c02399" style:font-size-asian="11pt" style:font-weight-asian="normal" style:font-size-complex="11pt" style:font-weight-complex="normal"/>
    </style:style>
    <style:style style:name="T179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4ac1b" fo:background-color="transparent" loext:char-shading-value="0" style:font-size-asian="11pt" style:font-weight-asian="normal" style:font-size-complex="11pt" style:font-weight-complex="normal"/>
    </style:style>
    <style:style style:name="T180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8dfde" fo:background-color="transparent" loext:char-shading-value="0" style:font-size-asian="11pt" style:font-weight-asian="normal" style:font-size-complex="11pt" style:font-weight-complex="normal"/>
    </style:style>
    <style:style style:name="T181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e34ca" fo:background-color="transparent" loext:char-shading-value="0" style:font-size-asian="11pt" style:font-weight-asian="normal" style:font-size-complex="11pt" style:font-weight-complex="normal"/>
    </style:style>
    <style:style style:name="T182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b1bae" fo:background-color="transparent" loext:char-shading-value="0" style:font-size-asian="11pt" style:font-weight-asian="normal" style:font-size-complex="11pt" style:font-weight-complex="normal"/>
    </style:style>
    <style:style style:name="T183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76727" fo:background-color="transparent" loext:char-shading-value="0" style:font-size-asian="11pt" style:font-weight-asian="normal" style:font-size-complex="11pt" style:font-weight-complex="normal"/>
    </style:style>
    <style:style style:name="T184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2f6f35" fo:background-color="transparent" loext:char-shading-value="0" style:font-size-asian="11pt" style:font-weight-asian="normal" style:font-size-complex="11pt" style:font-weight-complex="normal"/>
    </style:style>
    <style:style style:name="T185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47fb53" fo:background-color="transparent" loext:char-shading-value="0" style:font-size-asian="11pt" style:font-weight-asian="normal" style:font-size-complex="11pt" style:font-weight-complex="normal"/>
    </style:style>
    <style:style style:name="T186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fo:font-weight="normal" officeooo:rsid="00188073" fo:background-color="transparent" loext:char-shading-value="0" style:font-size-asian="11pt" style:font-weight-asian="normal" style:font-size-complex="11pt" style:font-weight-complex="normal"/>
    </style:style>
    <style:style style:name="T187" style:family="text">
      <style:text-properties fo:font-variant="normal" fo:text-transform="none" style:use-window-font-color="true" loext:opacity="0%" style:font-name="Liberation Sans1" fo:font-size="11pt" fo:letter-spacing="normal" fo:language="es" fo:country="ES" fo:font-style="normal" style:text-underline-style="none" fo:font-weight="normal" officeooo:rsid="00c21387" style:font-size-asian="11pt" style:font-size-complex="11pt"/>
    </style:style>
    <style:style style:name="T188" style:family="text">
      <style:text-properties fo:font-variant="normal" fo:text-transform="none" style:use-window-font-color="true" loext:opacity="0%" style:font-name="Liberation Sans1" fo:letter-spacing="normal" fo:language="es" fo:country="ES" fo:font-style="normal" fo:font-weight="normal" officeooo:rsid="0084be47" style:font-name-asian="PingFang SC" style:font-weight-asian="normal" style:font-name-complex="Arial Unicode MS" style:font-weight-complex="normal"/>
    </style:style>
    <style:style style:name="T189" style:family="text">
      <style:text-properties fo:font-variant="normal" fo:text-transform="none" style:use-window-font-color="true" loext:opacity="0%" style:font-name="Liberation Sans1" fo:letter-spacing="normal" fo:language="es" fo:country="ES" fo:font-style="normal" fo:font-weight="normal" officeooo:rsid="003f84f7" style:font-name-asian="PingFang SC" style:font-weight-asian="normal" style:font-name-complex="Arial Unicode MS" style:font-weight-complex="normal"/>
    </style:style>
    <style:style style:name="T190" style:family="text">
      <style:text-properties fo:font-variant="normal" fo:text-transform="none" style:use-window-font-color="true" loext:opacity="0%" style:font-name="Liberation Sans1" fo:letter-spacing="normal" fo:language="es" fo:country="ES" fo:font-style="normal" fo:font-weight="normal" officeooo:rsid="00891db6" style:font-name-asian="PingFang SC" style:font-weight-asian="normal" style:font-name-complex="Arial Unicode MS" style:font-weight-complex="normal"/>
    </style:style>
    <style:style style:name="T191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0d77e2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1e34ca" style:font-size-asian="11pt" style:font-style-asian="normal" style:font-weight-asian="normal" style:font-size-complex="11pt" style:font-style-complex="normal" style:font-weight-complex="normal"/>
    </style:style>
    <style:style style:name="T193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0d77e2" style:font-size-asian="11pt" style:font-weight-asian="normal" style:font-size-complex="11pt" style:font-weight-complex="normal"/>
    </style:style>
    <style:style style:name="T194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0ccd40" style:font-size-asian="11pt" style:font-weight-asian="normal" style:font-size-complex="11pt" style:font-weight-complex="normal"/>
    </style:style>
    <style:style style:name="T195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0e2ff8" style:font-size-asian="11pt" style:font-weight-asian="normal" style:font-size-complex="11pt" style:font-weight-complex="normal"/>
    </style:style>
    <style:style style:name="T196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121de8" style:font-size-asian="11pt" style:font-weight-asian="normal" style:font-size-complex="11pt" style:font-weight-complex="normal"/>
    </style:style>
    <style:style style:name="T197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24d726" style:font-size-asian="11pt" style:font-weight-asian="normal" style:font-size-complex="11pt" style:font-weight-complex="normal"/>
    </style:style>
    <style:style style:name="T198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fo:font-weight="normal" officeooo:rsid="000ccd40" style:font-size-asian="11pt" style:font-weight-asian="normal" style:font-size-complex="11pt" style:font-weight-complex="normal"/>
    </style:style>
    <style:style style:name="T199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fo:font-weight="normal" officeooo:rsid="000d77e2" style:font-size-asian="11pt" style:font-weight-asian="normal" style:font-size-complex="11pt" style:font-weight-complex="normal"/>
    </style:style>
    <style:style style:name="T200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fo:font-weight="normal" officeooo:rsid="000e2ff8" style:font-size-asian="11pt" style:font-weight-asian="normal" style:font-size-complex="11pt" style:font-weight-complex="normal"/>
    </style:style>
    <style:style style:name="T201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fo:font-weight="normal" officeooo:rsid="004a8b8d" style:font-size-asian="11pt" style:font-weight-asian="normal" style:font-size-complex="11pt" style:font-weight-complex="normal"/>
    </style:style>
    <style:style style:name="T202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fo:font-weight="normal" officeooo:rsid="00c21387" style:font-size-asian="11pt" style:font-weight-asian="normal" style:font-size-complex="11pt" style:font-weight-complex="normal"/>
    </style:style>
    <style:style style:name="T203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style:text-underline-style="none" fo:font-weight="normal" officeooo:rsid="0013504f" style:font-size-asian="11pt" style:font-weight-asian="normal" style:font-size-complex="11pt" style:font-weight-complex="normal"/>
    </style:style>
    <style:style style:name="T204" style:family="text">
      <style:text-properties fo:font-variant="normal" fo:text-transform="none" style:use-window-font-color="true" loext:opacity="0%" style:font-name="Liberation Mono" fo:font-size="11pt" fo:letter-spacing="normal" fo:language="es" fo:country="ES" fo:font-style="normal" style:text-underline-style="none" fo:font-weight="normal" officeooo:rsid="005039fc" style:font-size-asian="11pt" style:font-weight-asian="normal" style:font-size-complex="11pt" style:font-weight-complex="normal"/>
    </style:style>
    <style:style style:name="T205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74c6c1" style:font-size-asian="11pt" style:font-weight-asian="normal" style:font-size-complex="11pt" style:font-weight-complex="normal"/>
    </style:style>
    <style:style style:name="T206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47fb53" style:font-size-asian="11pt" style:font-weight-asian="normal" style:font-size-complex="11pt" style:font-weight-complex="normal"/>
    </style:style>
    <style:style style:name="T207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49e0b9" style:font-size-asian="11pt" style:font-weight-asian="normal" style:font-size-complex="11pt" style:font-weight-complex="normal"/>
    </style:style>
    <style:style style:name="T208" style:family="text">
      <style:text-properties fo:font-variant="normal" fo:text-transform="none" style:use-window-font-color="true" loext:opacity="0%" style:font-name="Liberation Mono" fo:font-size="11pt" fo:letter-spacing="normal" fo:font-style="normal" style:text-underline-style="none" fo:font-weight="normal" officeooo:rsid="006caee1" style:font-size-asian="11pt" style:font-weight-asian="normal" style:font-size-complex="11pt" style:font-weight-complex="normal"/>
    </style:style>
    <style:style style:name="T209" style:family="text">
      <style:text-properties fo:font-variant="normal" fo:text-transform="none" style:use-window-font-color="true" loext:opacity="0%" style:font-name="Liberation Mono" fo:letter-spacing="normal" fo:language="es" fo:country="ES" fo:font-style="normal" fo:font-weight="normal" officeooo:rsid="003f84f7" style:font-name-asian="PingFang SC" style:font-weight-asian="normal" style:font-name-complex="Arial Unicode MS" style:font-weight-complex="normal"/>
    </style:style>
    <style:style style:name="T210" style:family="text">
      <style:text-properties fo:font-variant="normal" fo:text-transform="none" style:use-window-font-color="true" loext:opacity="0%" style:font-name="Liberation Mono" fo:letter-spacing="normal" fo:language="es" fo:country="ES" fo:font-style="normal" fo:font-weight="normal" officeooo:rsid="0084be47" style:font-name-asian="PingFang SC" style:font-weight-asian="normal" style:font-name-complex="Arial Unicode MS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1pt" fo:letter-spacing="normal" fo:language="es" fo:country="ES" fo:font-style="normal" fo:font-weight="normal" officeooo:rsid="005039fc" style:font-name-asian="Liberation Sans" style:font-size-asian="11pt" style:font-weight-asian="normal" style:font-name-complex="Liberation Sans" style:font-size-complex="11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1pt" fo:letter-spacing="normal" fo:language="es" fo:country="ES" fo:font-style="normal" style:text-underline-style="none" fo:font-weight="normal" officeooo:rsid="005039fc" style:font-name-asian="Liberation Sans" style:font-size-asian="11pt" style:font-weight-asian="normal" style:font-name-complex="Liberation Sans" style:font-size-complex="11pt" style:font-weight-complex="normal"/>
    </style:style>
    <style:style style:name="T213" style:family="text">
      <style:text-properties fo:font-variant="normal" fo:text-transform="none" fo:color="#808080" loext:opacity="100%" style:font-name="Liberation Sans1" fo:font-size="11pt" fo:letter-spacing="normal" fo:font-style="normal" fo:font-weight="bold" officeooo:rsid="0034f0ca" style:font-size-asian="11pt" style:font-weight-asian="bold" style:font-size-complex="11pt" style:font-weight-complex="bold"/>
    </style:style>
    <style:style style:name="T214" style:family="text">
      <style:text-properties fo:font-variant="normal" fo:text-transform="none" fo:color="#808080" loext:opacity="100%" style:font-name="Liberation Sans1" fo:font-size="11pt" fo:letter-spacing="normal" fo:font-style="normal" fo:font-weight="bold" officeooo:rsid="0062499a" style:font-size-asian="11pt" style:font-weight-asian="bold" style:font-size-complex="11pt" style:font-weight-complex="bold"/>
    </style:style>
    <style:style style:name="T215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3f84f7" style:font-name-asian="PingFang SC" style:font-size-asian="14pt" style:font-weight-asian="normal" style:font-name-complex="Arial Unicode MS" style:font-size-complex="14pt" style:font-weight-complex="normal"/>
    </style:style>
    <style:style style:name="T216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34f0ca" style:font-size-asian="11pt" style:font-weight-asian="bold" style:font-size-complex="11pt" style:font-weight-complex="bold"/>
    </style:style>
    <style:style style:name="T217" style:family="text">
      <style:text-properties fo:font-variant="normal" fo:text-transform="none" fo:color="#808080" loext:opacity="100%" style:font-name="Liberation Mono" fo:font-size="11pt" fo:letter-spacing="normal" fo:font-style="normal" fo:font-weight="normal" officeooo:rsid="003c6e72" style:font-size-asian="11pt" style:font-weight-asian="normal" style:font-size-complex="11pt" style:font-weight-complex="normal"/>
    </style:style>
    <style:style style:name="T218" style:family="text">
      <style:text-properties fo:font-variant="normal" fo:text-transform="none" fo:color="#808080" loext:opacity="100%" style:font-name="Liberation Mono" fo:font-size="13pt" fo:letter-spacing="normal" fo:font-style="normal" fo:font-weight="normal" officeooo:rsid="003f84f7" style:font-name-asian="PingFang SC" style:font-size-asian="13pt" style:font-weight-asian="normal" style:font-name-complex="Arial Unicode MS" style:font-size-complex="13pt" style:font-weight-complex="normal"/>
    </style:style>
    <style:style style:name="T219" style:family="text">
      <style:text-properties fo:font-variant="normal" fo:text-transform="none" fo:color="#000080" loext:opacity="100%" style:font-name="Liberation Mono" fo:font-size="11pt" fo:letter-spacing="normal" fo:language="es" fo:country="ES" fo:font-style="normal" style:text-underline-style="solid" style:text-underline-width="auto" style:text-underline-color="font-color" fo:font-weight="normal" officeooo:rsid="000e2ff8" style:font-size-asian="11pt" style:font-weight-asian="normal" style:font-size-complex="11pt" style:font-weight-complex="normal"/>
    </style:style>
    <style:style style:name="T220" style:family="text">
      <style:text-properties fo:font-variant="normal" fo:text-transform="none" fo:color="#000080" loext:opacity="100%" style:font-name="Liberation Mono" fo:font-size="11pt" fo:letter-spacing="normal" fo:language="es" fo:country="ES" fo:font-style="normal" style:text-underline-style="none" fo:font-weight="normal" officeooo:rsid="0013504f" style:font-size-asian="11pt" style:font-weight-asian="normal" style:font-size-complex="11pt" style:font-weight-complex="normal"/>
    </style:style>
    <style:style style:name="T221" style:family="text">
      <style:text-properties fo:font-variant="normal" fo:text-transform="none" fo:color="#000080" loext:opacity="100%" style:font-name="Liberation Mono" fo:font-size="11pt" fo:letter-spacing="normal" fo:language="es" fo:country="ES" fo:font-style="normal" style:text-underline-style="none" fo:font-weight="normal" officeooo:rsid="0047fb53" style:font-size-asian="11pt" style:font-weight-asian="normal" style:font-size-complex="11pt" style:font-weight-complex="normal"/>
    </style:style>
    <style:style style:name="T22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3c6e72" style:font-size-asian="11pt" style:font-size-complex="11pt"/>
    </style:style>
    <style:style style:name="T223" style:family="text">
      <style:text-properties fo:font-variant="normal" fo:text-transform="none" fo:color="#000080" loext:opacity="100%" style:font-name="Liberation Mono" fo:font-size="11pt" fo:letter-spacing="normal" fo:font-style="normal" style:text-underline-style="none" fo:font-weight="normal" officeooo:rsid="006caee1" style:font-size-asian="11pt" style:font-weight-asian="normal" style:font-size-complex="11pt" style:font-weight-complex="normal"/>
    </style:style>
    <style:style style:name="T224" style:family="text">
      <style:text-properties fo:font-variant="normal" fo:text-transform="none" fo:color="#000080" loext:opacity="100%" style:font-name="Liberation Mono" fo:font-size="11pt" fo:letter-spacing="normal" fo:font-style="normal" style:text-underline-style="none" fo:font-weight="normal" officeooo:rsid="006dd0c3" style:font-size-asian="11pt" style:font-weight-asian="normal" style:font-size-complex="11pt" style:font-weight-complex="normal"/>
    </style:style>
    <style:style style:name="T225" style:family="text">
      <style:text-properties fo:font-variant="normal" fo:text-transform="none" fo:color="#000080" loext:opacity="100%" style:text-position="0% 100%" style:font-name="Liberation Mono" fo:font-size="11pt" fo:letter-spacing="normal" fo:font-style="normal" style:text-underline-style="none" fo:font-weight="normal" officeooo:rsid="006caee1" style:font-size-asian="11pt" style:font-weight-asian="normal" style:font-size-complex="11pt" style:font-weight-complex="normal"/>
    </style:style>
    <style:style style:name="T226" style:family="text">
      <style:text-properties fo:font-variant="normal" fo:text-transform="none" fo:color="#000080" loext:opacity="100%" style:font-name="Liberation Sans1" fo:font-size="11pt" fo:letter-spacing="normal" fo:font-style="normal" style:text-underline-style="none" fo:font-weight="normal" officeooo:rsid="002f6f35" style:font-size-asian="11pt" style:font-weight-asian="normal" style:font-size-complex="11pt" style:font-weight-complex="normal"/>
    </style:style>
    <style:style style:name="T227" style:family="text">
      <style:text-properties fo:font-variant="normal" fo:text-transform="none" fo:color="#000080" loext:opacity="100%" style:font-name="Liberation Sans1" fo:font-size="11pt" fo:letter-spacing="normal" fo:font-style="normal" style:text-underline-style="none" fo:font-weight="normal" officeooo:rsid="00bc6563" style:font-size-asian="11pt" style:font-weight-asian="normal" style:font-size-complex="11pt" style:font-weight-complex="normal"/>
    </style:style>
    <style:style style:name="T228" style:family="text">
      <style:text-properties fo:font-variant="normal" fo:text-transform="none" fo:color="#000080" loext:opacity="100%" style:font-name="Liberation Sans1" fo:font-size="11pt" fo:letter-spacing="normal" fo:font-style="normal" style:text-underline-style="none" fo:font-weight="normal" officeooo:rsid="0036930d" style:font-size-asian="11pt" style:font-weight-asian="normal" style:font-size-complex="11pt" style:font-weight-complex="normal"/>
    </style:style>
    <style:style style:name="T229" style:family="text">
      <style:text-properties fo:font-variant="normal" fo:text-transform="none" fo:color="#000080" loext:opacity="100%" style:font-name="sans-serif" fo:font-size="11pt" fo:letter-spacing="normal" fo:language="es" fo:country="ES" fo:font-style="normal" style:text-underline-style="solid" style:text-underline-width="auto" style:text-underline-color="font-color" fo:font-weight="normal" style:font-size-asian="11pt" style:font-size-complex="11pt"/>
    </style:style>
    <style:style style:name="T230" style:family="text">
      <style:text-properties fo:font-variant="normal" fo:text-transform="none" fo:color="#000080" loext:opacity="100%" style:font-name="sans-serif" fo:font-size="11pt" fo:letter-spacing="normal" fo:language="es" fo:country="ES" fo:font-style="normal" style:text-underline-style="solid" style:text-underline-width="auto" style:text-underline-color="font-color" fo:font-weight="normal" officeooo:rsid="007c1bc1" style:font-size-asian="11pt" style:font-size-complex="11pt"/>
    </style:style>
    <style:style style:name="T231" style:family="text">
      <style:text-properties fo:font-variant="normal" fo:text-transform="none" fo:color="#000080" loext:opacity="100%" style:font-name="sans-serif" fo:font-size="11pt" fo:letter-spacing="normal" fo:language="es" fo:country="ES" fo:font-style="normal" style:text-underline-style="solid" style:text-underline-width="auto" style:text-underline-color="font-color" fo:font-weight="normal" officeooo:rsid="00a2f14b" style:font-size-asian="11pt" style:font-size-complex="11pt"/>
    </style:style>
    <style:style style:name="T232" style:family="text">
      <style:text-properties fo:font-variant="normal" fo:text-transform="none" fo:color="#000080" loext:opacity="100%" style:font-name="sans-serif" fo:font-size="11pt" fo:letter-spacing="normal" fo:language="es" fo:country="ES" fo:font-style="normal" style:text-underline-style="solid" style:text-underline-width="auto" style:text-underline-color="font-color" fo:font-weight="normal" officeooo:rsid="00c21387" style:font-size-asian="11pt" style:font-size-complex="11pt"/>
    </style:style>
    <style:style style:name="T233" style:family="text">
      <style:text-properties fo:font-variant="normal" fo:text-transform="none" fo:color="#000080" loext:opacity="100%" style:font-name="sans-serif" fo:font-size="11pt" fo:letter-spacing="normal" fo:language="es" fo:country="ES" fo:font-style="normal" style:text-underline-style="solid" style:text-underline-width="auto" style:text-underline-color="font-color" fo:font-weight="normal" officeooo:rsid="00c2dfa1" style:font-size-asian="11pt" style:font-size-complex="11pt"/>
    </style:style>
    <style:style style:name="T234" style:family="text">
      <style:text-properties fo:font-variant="normal" fo:text-transform="none" fo:color="#00008b" loext:opacity="100%" style:font-name="Liberation Mono" fo:font-size="11pt" fo:letter-spacing="normal" fo:font-style="normal" style:text-underline-style="solid" style:text-underline-width="auto" style:text-underline-color="font-color" fo:font-weight="normal" officeooo:rsid="0092b5cc" style:font-size-asian="11pt" style:font-size-complex="11pt"/>
    </style:style>
    <style:style style:name="T235" style:family="text">
      <style:text-properties style:font-name="Liberation Sans1"/>
    </style:style>
    <style:style style:name="T236" style:family="text">
      <style:text-properties style:font-name="Liberation Sans1" fo:font-size="11pt" style:font-size-asian="11pt" style:font-size-complex="11pt"/>
    </style:style>
    <style:style style:name="T237" style:family="text">
      <style:text-properties style:font-name="Liberation Sans1" fo:font-size="11pt" officeooo:rsid="001f5613" style:font-size-asian="11pt" style:font-size-complex="11pt"/>
    </style:style>
    <style:style style:name="T238" style:family="text">
      <style:text-properties style:font-name="Liberation Sans1" fo:font-size="11pt" officeooo:rsid="0020984f" style:font-size-asian="11pt" style:font-size-complex="11pt"/>
    </style:style>
    <style:style style:name="T239" style:family="text">
      <style:text-properties style:font-name="Liberation Sans1" fo:font-size="11pt" officeooo:rsid="000ccd40" style:font-size-asian="11pt" style:font-size-complex="11pt"/>
    </style:style>
    <style:style style:name="T240" style:family="text">
      <style:text-properties style:font-name="Liberation Sans1" fo:font-size="11pt" officeooo:rsid="000e2ff8" style:font-size-asian="11pt" style:font-size-complex="11pt"/>
    </style:style>
    <style:style style:name="T241" style:family="text">
      <style:text-properties style:font-name="Liberation Sans1" fo:font-size="11pt" officeooo:rsid="0031838c" style:font-size-asian="11pt" style:font-size-complex="11pt"/>
    </style:style>
    <style:style style:name="T242" style:family="text">
      <style:text-properties style:font-name="Liberation Sans1" fo:font-size="11pt" officeooo:rsid="003af8aa" style:font-size-asian="11pt" style:font-size-complex="11pt"/>
    </style:style>
    <style:style style:name="T243" style:family="text">
      <style:text-properties style:font-name="Liberation Sans1" fo:font-size="11pt" officeooo:rsid="003f84f7" style:font-size-asian="11pt" style:font-size-complex="11pt"/>
    </style:style>
    <style:style style:name="T244" style:family="text">
      <style:text-properties style:font-name="Liberation Sans1" fo:font-size="11pt" officeooo:rsid="003fa7f2" style:font-size-asian="11pt" style:font-size-complex="11pt"/>
    </style:style>
    <style:style style:name="T245" style:family="text">
      <style:text-properties style:font-name="Liberation Sans1" fo:font-size="11pt" officeooo:rsid="00440a9e" style:font-size-asian="11pt" style:font-size-complex="11pt"/>
    </style:style>
    <style:style style:name="T246" style:family="text">
      <style:text-properties style:font-name="Liberation Sans1" fo:font-size="11pt" officeooo:rsid="00473b3c" style:font-size-asian="11pt" style:font-size-complex="11pt"/>
    </style:style>
    <style:style style:name="T247" style:family="text">
      <style:text-properties style:font-name="Liberation Sans1" fo:font-size="11pt" officeooo:rsid="004d828c" style:font-size-asian="11pt" style:font-size-complex="11pt"/>
    </style:style>
    <style:style style:name="T248" style:family="text">
      <style:text-properties style:font-name="Liberation Sans1" fo:font-size="11pt" officeooo:rsid="0040bd0f" style:font-size-asian="11pt" style:font-size-complex="11pt"/>
    </style:style>
    <style:style style:name="T249" style:family="text">
      <style:text-properties style:font-name="Liberation Sans1" fo:font-size="11pt" officeooo:rsid="004259dc" style:font-size-asian="11pt" style:font-size-complex="11pt"/>
    </style:style>
    <style:style style:name="T250" style:family="text">
      <style:text-properties style:font-name="Liberation Sans1" fo:font-size="11pt" officeooo:rsid="00553941" style:font-size-asian="11pt" style:font-size-complex="11pt"/>
    </style:style>
    <style:style style:name="T251" style:family="text">
      <style:text-properties style:font-name="Liberation Sans1" fo:font-size="11pt" officeooo:rsid="003c6e72" style:font-size-asian="11pt" style:font-size-complex="11pt"/>
    </style:style>
    <style:style style:name="T252" style:family="text">
      <style:text-properties style:font-name="Liberation Sans1" fo:font-size="11pt" officeooo:rsid="007aa91d" style:font-size-asian="11pt" style:font-size-complex="11pt"/>
    </style:style>
    <style:style style:name="T253" style:family="text">
      <style:text-properties style:font-name="Liberation Sans1" fo:font-size="11pt" officeooo:rsid="007afe47" style:font-size-asian="11pt" style:font-size-complex="11pt"/>
    </style:style>
    <style:style style:name="T254" style:family="text">
      <style:text-properties style:font-name="Liberation Sans1" fo:font-size="11pt" officeooo:rsid="0094fefd" style:font-size-asian="11pt" style:font-size-complex="11pt"/>
    </style:style>
    <style:style style:name="T255" style:family="text">
      <style:text-properties style:font-name="Liberation Sans1" fo:font-size="11pt" officeooo:rsid="0053f58b" style:font-size-asian="11pt" style:font-size-complex="11pt"/>
    </style:style>
    <style:style style:name="T256" style:family="text">
      <style:text-properties style:font-name="Liberation Sans1" fo:font-size="11pt" officeooo:rsid="00b2a846" style:font-size-asian="11pt" style:font-size-complex="11pt"/>
    </style:style>
    <style:style style:name="T257" style:family="text">
      <style:text-properties style:font-name="Liberation Sans1" fo:font-size="11pt" fo:font-style="italic" officeooo:rsid="003c6e72" style:font-size-asian="11pt" style:font-style-asian="italic" style:font-size-complex="11pt" style:font-style-complex="italic"/>
    </style:style>
    <style:style style:name="T258" style:family="text">
      <style:text-properties style:font-name="Liberation Sans1" fo:font-size="11pt" fo:font-style="italic" officeooo:rsid="0094fefd" style:font-size-asian="11pt" style:font-style-asian="italic" style:font-name-complex="Arial Unicode MS1" style:font-size-complex="11pt" style:font-style-complex="italic"/>
    </style:style>
    <style:style style:name="T259" style:family="text">
      <style:text-properties style:font-name="Liberation Sans1" fo:font-size="11pt" fo:font-style="italic" officeooo:rsid="00b2a846" style:font-size-asian="11pt" style:font-style-asian="italic" style:font-name-complex="Arial Unicode MS1" style:font-size-complex="11pt" style:font-style-complex="italic"/>
    </style:style>
    <style:style style:name="T260" style:family="text">
      <style:text-properties style:font-name="Liberation Sans1" fo:font-size="11pt" fo:font-style="normal" style:font-size-asian="11pt" style:font-size-complex="11pt"/>
    </style:style>
    <style:style style:name="T261" style:family="text">
      <style:text-properties style:font-name="Liberation Sans1" fo:font-size="10pt" fo:language="es" fo:country="ES"/>
    </style:style>
    <style:style style:name="T262" style:family="text">
      <style:text-properties style:font-name="Liberation Sans1" fo:font-size="10pt" fo:language="es" fo:country="ES" officeooo:rsid="000d77e2"/>
    </style:style>
    <style:style style:name="T263" style:family="text">
      <style:text-properties style:font-name="Liberation Sans1" officeooo:rsid="000ccd40"/>
    </style:style>
    <style:style style:name="T264" style:family="text">
      <style:text-properties style:font-name="Liberation Sans1" officeooo:rsid="0031838c"/>
    </style:style>
    <style:style style:name="T265" style:family="text">
      <style:text-properties style:font-name="Liberation Sans1" officeooo:rsid="000e2ff8"/>
    </style:style>
    <style:style style:name="T266" style:family="text">
      <style:text-properties style:font-name="Liberation Sans1" officeooo:rsid="003af8aa"/>
    </style:style>
    <style:style style:name="T267" style:family="text">
      <style:text-properties style:font-name="Liberation Sans1" officeooo:rsid="0036930d"/>
    </style:style>
    <style:style style:name="T268" style:family="text">
      <style:text-properties style:font-name="Liberation Sans1" officeooo:rsid="00338037"/>
    </style:style>
    <style:style style:name="T269" style:family="text">
      <style:text-properties style:font-name="Liberation Sans1" style:font-name-asian="PingFang SC" style:font-name-complex="Arial Unicode MS"/>
    </style:style>
    <style:style style:name="T270" style:family="text">
      <style:text-properties style:font-name="Liberation Sans1" officeooo:rsid="003f84f7" style:font-name-asian="PingFang SC" style:font-name-complex="Arial Unicode MS"/>
    </style:style>
    <style:style style:name="T271" style:family="text">
      <style:text-properties style:font-name="Liberation Sans1" officeooo:rsid="00967f64"/>
    </style:style>
    <style:style style:name="T272" style:family="text">
      <style:text-properties officeooo:rsid="000ccd40"/>
    </style:style>
    <style:style style:name="T273" style:family="text">
      <style:text-properties style:font-name="Liberation Mono"/>
    </style:style>
    <style:style style:name="T274" style:family="text">
      <style:text-properties style:font-name="Liberation Mono" fo:font-size="10pt"/>
    </style:style>
    <style:style style:name="T275" style:family="text">
      <style:text-properties style:font-name="Liberation Mono" fo:font-size="10pt" fo:language="es" fo:country="ES"/>
    </style:style>
    <style:style style:name="T276" style:family="text">
      <style:text-properties style:font-name="Liberation Mono" fo:font-size="10pt" fo:language="es" fo:country="ES" officeooo:rsid="000ccd40"/>
    </style:style>
    <style:style style:name="T277" style:family="text">
      <style:text-properties style:font-name="Liberation Mono" fo:font-size="10pt" fo:language="es" fo:country="ES" officeooo:rsid="000d77e2"/>
    </style:style>
    <style:style style:name="T278" style:family="text">
      <style:text-properties style:font-name="Liberation Mono" fo:font-size="10pt" fo:language="es" fo:country="ES" officeooo:rsid="004d828c"/>
    </style:style>
    <style:style style:name="T279" style:family="text">
      <style:text-properties style:font-name="Liberation Mono" fo:font-size="10pt" officeooo:rsid="0050d6f1"/>
    </style:style>
    <style:style style:name="T280" style:family="text">
      <style:text-properties style:font-name="Liberation Mono" fo:font-size="11pt" style:font-size-asian="11pt" style:font-size-complex="11pt"/>
    </style:style>
    <style:style style:name="T281" style:family="text">
      <style:text-properties style:font-name="Liberation Mono" fo:font-size="11pt" officeooo:rsid="001f5613" style:font-size-asian="11pt" style:font-size-complex="11pt"/>
    </style:style>
    <style:style style:name="T282" style:family="text">
      <style:text-properties style:font-name="Liberation Mono" fo:font-size="11pt" officeooo:rsid="000ccd40" style:font-size-asian="11pt" style:font-size-complex="11pt"/>
    </style:style>
    <style:style style:name="T283" style:family="text">
      <style:text-properties style:font-name="Liberation Mono" fo:font-size="11pt" officeooo:rsid="0020984f" style:font-size-asian="11pt" style:font-size-complex="11pt"/>
    </style:style>
    <style:style style:name="T284" style:family="text">
      <style:text-properties style:font-name="Liberation Mono" fo:font-size="11pt" officeooo:rsid="003c6e72" style:font-size-asian="11pt" style:font-size-complex="11pt"/>
    </style:style>
    <style:style style:name="T285" style:family="text">
      <style:text-properties style:font-name="Liberation Mono" fo:font-size="11pt" officeooo:rsid="007aa91d" style:font-size-asian="11pt" style:font-size-complex="11pt"/>
    </style:style>
    <style:style style:name="T286" style:family="text">
      <style:text-properties style:font-name="Liberation Mono" fo:font-size="11pt" officeooo:rsid="007afe47" style:font-size-asian="11pt" style:font-size-complex="11pt"/>
    </style:style>
    <style:style style:name="T287" style:family="text">
      <style:text-properties style:font-name="Liberation Mono" fo:font-style="italic" style:font-style-asian="italic" style:font-style-complex="italic"/>
    </style:style>
    <style:style style:name="T288" style:family="text">
      <style:text-properties style:font-name="Liberation Mono" officeooo:rsid="000ccd40"/>
    </style:style>
    <style:style style:name="T289" style:family="text">
      <style:text-properties style:font-name="Liberation Mono" style:font-name-asian="PingFang SC" style:font-name-complex="Arial Unicode MS"/>
    </style:style>
    <style:style style:name="T290" style:family="text">
      <style:text-properties style:font-name="Liberation Mono" officeooo:rsid="003f84f7" style:font-name-asian="PingFang SC" style:font-name-complex="Arial Unicode MS"/>
    </style:style>
    <style:style style:name="T291" style:family="text">
      <style:text-properties fo:color="#808080" loext:opacity="100%" style:font-name="Liberation Mono" fo:font-size="10pt" fo:language="es" fo:country="ES" fo:font-weight="bold" officeooo:rsid="000ccd40" style:font-weight-asian="bold" style:font-weight-complex="bold"/>
    </style:style>
    <style:style style:name="T292" style:family="text">
      <style:text-properties fo:color="#808080" loext:opacity="100%" style:font-name="Liberation Mono" fo:font-size="9pt" officeooo:rsid="0050d6f1" style:font-size-asian="9pt" style:font-size-complex="9pt"/>
    </style:style>
    <style:style style:name="T293" style:family="text">
      <style:text-properties fo:color="#808080" loext:opacity="100%" style:font-name="Liberation Mono" fo:font-weight="bold" style:font-weight-asian="bold" style:font-weight-complex="bold"/>
    </style:style>
    <style:style style:name="T294" style:family="text">
      <style:text-properties fo:color="#808080" loext:opacity="100%" style:font-name="Liberation Mono" fo:font-weight="bold" officeooo:rsid="004d828c" style:font-weight-asian="bold" style:font-weight-complex="bold"/>
    </style:style>
    <style:style style:name="T295" style:family="text">
      <style:text-properties fo:color="#808080" loext:opacity="100%" style:font-name="Liberation Sans1" fo:font-size="14pt" officeooo:rsid="003f84f7" style:font-name-asian="PingFang SC" style:font-size-asian="14pt" style:font-name-complex="Arial Unicode MS" style:font-size-complex="14pt"/>
    </style:style>
    <style:style style:name="T296" style:family="text">
      <style:text-properties fo:color="#808080" loext:opacity="100%" style:font-name="Liberation Sans1" fo:font-size="14pt" officeooo:rsid="00ac4b7c" style:font-name-asian="PingFang SC" style:font-size-asian="14pt" style:font-name-complex="Arial Unicode MS" style:font-size-complex="14pt"/>
    </style:style>
    <style:style style:name="T297" style:family="text">
      <style:text-properties fo:color="#a9a9a9" loext:opacity="100%" style:font-name="Liberation Mono" fo:font-size="9pt" fo:font-style="normal" officeooo:rsid="003e9688" style:font-size-asian="9pt" style:font-style-asian="normal" style:font-size-complex="9pt" style:font-style-complex="normal"/>
    </style:style>
    <style:style style:name="T298" style:family="text">
      <style:text-properties fo:color="#a9a9a9" loext:opacity="100%" style:font-name="Liberation Mono" fo:font-size="11pt" fo:font-weight="bold" officeooo:rsid="003fa7f2" style:font-size-asian="11pt" style:font-weight-asian="bold" style:font-size-complex="11pt" style:font-weight-complex="bold"/>
    </style:style>
    <style:style style:name="T299" style:family="text">
      <style:text-properties style:use-window-font-color="true" loext:opacity="0%" style:font-name="Liberation Sans1" fo:font-size="11pt" fo:font-weight="normal" officeooo:rsid="003fa7f2" style:font-size-asian="11pt" style:font-weight-asian="normal" style:font-size-complex="11pt" style:font-weight-complex="normal"/>
    </style:style>
    <style:style style:name="T300" style:family="text">
      <style:text-properties style:use-window-font-color="true" loext:opacity="0%" style:font-name="Liberation Sans1" fo:font-size="11pt" fo:font-weight="normal" officeooo:rsid="0062499a" style:font-size-asian="11pt" style:font-weight-asian="normal" style:font-size-complex="11pt" style:font-weight-complex="normal"/>
    </style:style>
    <style:style style:name="T301" style:family="text">
      <style:text-properties style:use-window-font-color="true" loext:opacity="0%" style:font-name="Liberation Sans1" fo:font-size="11pt" fo:font-weight="normal" officeooo:rsid="0063f194" style:font-size-asian="11pt" style:font-weight-asian="normal" style:font-size-complex="11pt" style:font-weight-complex="normal"/>
    </style:style>
    <style:style style:name="T302" style:family="text">
      <style:text-properties style:use-window-font-color="true" loext:opacity="0%" style:font-name="Liberation Sans1" fo:font-size="11pt" fo:font-weight="normal" officeooo:rsid="0064f600" style:font-size-asian="11pt" style:font-weight-asian="normal" style:font-size-complex="11pt" style:font-weight-complex="normal"/>
    </style:style>
    <style:style style:name="T303" style:family="text">
      <style:text-properties style:use-window-font-color="true" loext:opacity="0%" style:font-name="Liberation Sans1" fo:font-size="11pt" fo:font-weight="normal" officeooo:rsid="0066a613" style:font-size-asian="11pt" style:font-weight-asian="normal" style:font-size-complex="11pt" style:font-weight-complex="normal"/>
    </style:style>
    <style:style style:name="T304" style:family="text">
      <style:text-properties style:use-window-font-color="true" loext:opacity="0%" style:font-name="Liberation Sans1" fo:font-size="11pt" fo:font-weight="normal" officeooo:rsid="0068a31b" style:font-size-asian="11pt" style:font-weight-asian="normal" style:font-size-complex="11pt" style:font-weight-complex="normal"/>
    </style:style>
    <style:style style:name="T305" style:family="text">
      <style:text-properties style:use-window-font-color="true" loext:opacity="0%" style:font-name="Liberation Sans1" fo:font-size="11pt" fo:font-weight="normal" officeooo:rsid="00698bc5" style:font-size-asian="11pt" style:font-weight-asian="normal" style:font-size-complex="11pt" style:font-weight-complex="normal"/>
    </style:style>
    <style:style style:name="T306" style:family="text">
      <style:text-properties style:use-window-font-color="true" loext:opacity="0%" style:font-name="Liberation Sans1" fo:font-size="11pt" fo:font-weight="normal" officeooo:rsid="006aaaf3" style:font-size-asian="11pt" style:font-weight-asian="normal" style:font-size-complex="11pt" style:font-weight-complex="normal"/>
    </style:style>
    <style:style style:name="T307" style:family="text">
      <style:text-properties style:use-window-font-color="true" loext:opacity="0%" style:font-name="Liberation Sans1" fo:font-size="11pt" fo:font-weight="normal" officeooo:rsid="0074c6c1" style:font-size-asian="11pt" style:font-weight-asian="normal" style:font-size-complex="11pt" style:font-weight-complex="normal"/>
    </style:style>
    <style:style style:name="T308" style:family="text">
      <style:text-properties style:use-window-font-color="true" loext:opacity="0%" style:font-name="Liberation Sans1" fo:font-size="11pt" fo:font-weight="normal" officeooo:rsid="00916877" style:font-size-asian="11pt" style:font-weight-asian="normal" style:font-size-complex="11pt" style:font-weight-complex="normal"/>
    </style:style>
    <style:style style:name="T309" style:family="text">
      <style:text-properties style:use-window-font-color="true" loext:opacity="0%" style:font-name="Liberation Sans1" fo:font-size="11pt" fo:font-weight="normal" officeooo:rsid="0094fefd" style:font-size-asian="11pt" style:font-weight-asian="normal" style:font-size-complex="11pt" style:font-weight-complex="normal"/>
    </style:style>
    <style:style style:name="T310" style:family="text">
      <style:text-properties style:use-window-font-color="true" loext:opacity="0%" style:font-name="Liberation Sans1" fo:font-size="11pt" fo:font-weight="normal" officeooo:rsid="00aa3c4b" style:font-size-asian="11pt" style:font-weight-asian="normal" style:font-size-complex="11pt" style:font-weight-complex="normal"/>
    </style:style>
    <style:style style:name="T311" style:family="text">
      <style:text-properties style:use-window-font-color="true" loext:opacity="0%" style:font-name="Liberation Sans1" fo:font-size="11pt" fo:font-weight="normal" officeooo:rsid="00ac308d" style:font-size-asian="11pt" style:font-weight-asian="normal" style:font-size-complex="11pt" style:font-weight-complex="normal"/>
    </style:style>
    <style:style style:name="T312" style:family="text">
      <style:text-properties style:use-window-font-color="true" loext:opacity="0%" style:font-name="Liberation Sans1" fo:font-size="11pt" fo:font-weight="normal" officeooo:rsid="00b29195" style:font-size-asian="11pt" style:font-weight-asian="normal" style:font-size-complex="11pt" style:font-weight-complex="normal"/>
    </style:style>
    <style:style style:name="T313" style:family="text">
      <style:text-properties style:use-window-font-color="true" loext:opacity="0%" style:font-name="Liberation Sans1" fo:font-size="11pt" fo:font-weight="normal" officeooo:rsid="00b91041" style:font-size-asian="11pt" style:font-weight-asian="normal" style:font-size-complex="11pt" style:font-weight-complex="normal"/>
    </style:style>
    <style:style style:name="T314" style:family="text">
      <style:text-properties style:use-window-font-color="true" loext:opacity="0%" style:font-name="Liberation Sans1" fo:font-size="11pt" fo:font-weight="normal" officeooo:rsid="00bf7bb7" style:font-size-asian="11pt" style:font-weight-asian="normal" style:font-size-complex="11pt" style:font-weight-complex="normal"/>
    </style:style>
    <style:style style:name="T315" style:family="text">
      <style:text-properties style:use-window-font-color="true" loext:opacity="0%" style:font-name="Liberation Sans1" fo:font-size="11pt" fo:font-style="italic" fo:font-weight="normal" officeooo:rsid="0063f194" style:font-size-asian="11pt" style:font-style-asian="italic" style:font-weight-asian="normal" style:font-size-complex="11pt" style:font-style-complex="italic" style:font-weight-complex="normal"/>
    </style:style>
    <style:style style:name="T316" style:family="text">
      <style:text-properties style:use-window-font-color="true" loext:opacity="0%" style:font-name="Liberation Sans1" fo:font-size="11pt" fo:font-style="italic" fo:font-weight="normal" officeooo:rsid="00bf7bb7" style:font-size-asian="11pt" style:font-style-asian="italic" style:font-weight-asian="normal" style:font-size-complex="11pt" style:font-style-complex="italic" style:font-weight-complex="normal"/>
    </style:style>
    <style:style style:name="T317" style:family="text">
      <style:text-properties style:use-window-font-color="true" loext:opacity="0%" style:text-position="0% 100%" style:font-name="Liberation Sans1" fo:font-size="10pt" style:text-underline-style="none" officeooo:rsid="00587162"/>
    </style:style>
    <style:style style:name="T318" style:family="text">
      <style:text-properties style:use-window-font-color="true" loext:opacity="0%" style:text-position="0% 100%" style:font-name="Liberation Sans1" fo:font-size="10pt" style:text-underline-style="none" officeooo:rsid="005e870f"/>
    </style:style>
    <style:style style:name="T319" style:family="text">
      <style:text-properties style:use-window-font-color="true" loext:opacity="0%" style:text-position="0% 100%" style:font-name="Liberation Sans1" fo:font-size="10pt" style:text-underline-style="none" officeooo:rsid="005f90d8"/>
    </style:style>
    <style:style style:name="T320" style:family="text">
      <style:text-properties style:use-window-font-color="true" loext:opacity="0%" style:text-position="0% 100%" style:font-name="Liberation Sans1" fo:font-size="10pt" style:text-underline-style="none" officeooo:rsid="00a2f14b"/>
    </style:style>
    <style:style style:name="T321" style:family="text">
      <style:text-properties style:use-window-font-color="true" loext:opacity="0%" style:text-position="0% 100%" style:font-name="Liberation Mono" fo:font-size="10pt" style:text-underline-style="none" officeooo:rsid="00a2f14b"/>
    </style:style>
    <style:style style:name="T322" style:family="text">
      <style:text-properties fo:color="#000080" loext:opacity="100%" style:font-name="Liberation Mono" fo:font-size="10pt" fo:language="es" fo:country="ES" style:text-underline-style="solid" style:text-underline-width="auto" style:text-underline-color="font-color"/>
    </style:style>
    <style:style style:name="T323" style:family="text">
      <style:text-properties fo:color="#000080" loext:opacity="100%" style:text-position="0% 100%" style:font-name="Liberation Mono" fo:font-size="10pt" style:text-underline-style="solid" style:text-underline-width="auto" style:text-underline-color="font-color" officeooo:rsid="00587162"/>
    </style:style>
    <style:style style:name="T324" style:family="text">
      <style:text-properties fo:color="#000080" loext:opacity="100%" style:text-position="0% 100%" style:font-name="Liberation Mono" fo:font-size="10pt" style:text-underline-style="solid" style:text-underline-width="auto" style:text-underline-color="font-color" officeooo:rsid="005e870f"/>
    </style:style>
    <style:style style:name="T325" style:family="text">
      <style:text-properties fo:color="#000080" loext:opacity="100%" style:text-position="0% 100%" style:font-name="Liberation Mono" fo:font-size="10pt" style:text-underline-style="solid" style:text-underline-width="auto" style:text-underline-color="font-color" officeooo:rsid="005a9fab"/>
    </style:style>
    <style:style style:name="T326" style:family="text">
      <style:text-properties fo:color="#000080" loext:opacity="100%" style:text-position="0% 100%" style:font-name="Liberation Sans1" fo:font-size="10pt" style:text-underline-style="none" officeooo:rsid="005f90d8"/>
    </style:style>
    <style:style style:name="T327" style:family="text">
      <style:text-properties officeooo:rsid="004d828c"/>
    </style:style>
    <style:style style:name="T328" style:family="text">
      <style:text-properties style:font-name="Liberation Sans" fo:font-size="10pt" fo:language="es" fo:country="ES" officeooo:rsid="004d828c" style:font-name-asian="Liberation Sans" style:font-name-complex="Liberation Sans"/>
    </style:style>
    <style:style style:name="T329" style:family="text">
      <style:text-properties style:text-position="super 58%" style:font-name="sans-serif" fo:font-size="10pt" officeooo:rsid="005a55cb"/>
    </style:style>
    <style:style style:name="T330" style:family="text">
      <style:text-properties style:text-position="0% 100%" style:font-name="sans-serif" fo:font-size="10pt" officeooo:rsid="005a9fab"/>
    </style:style>
    <style:style style:name="T331" style:family="text">
      <style:text-properties style:text-position="0% 100%" style:font-name="sans-serif" fo:font-size="10pt" officeooo:rsid="005e870f"/>
    </style:style>
    <style:style style:name="T332" style:family="text">
      <style:text-properties style:text-position="0% 100%" style:font-name="sans-serif" fo:font-size="10pt" officeooo:rsid="00587162"/>
    </style:style>
    <style:style style:name="T333" style:family="text">
      <style:text-properties style:text-position="0% 100%" style:font-name="sans-serif" fo:font-size="10pt" officeooo:rsid="005f90d8"/>
    </style:style>
    <style:style style:name="T334" style:family="text">
      <style:text-properties style:text-position="0% 100%" style:font-name="sans-serif" fo:font-size="10pt" fo:font-style="italic" officeooo:rsid="005f90d8" style:font-style-asian="italic" style:font-style-complex="italic"/>
    </style:style>
    <style:style style:name="T335" style:family="text">
      <style:text-properties style:text-position="0% 100%" style:font-name="sans-serif" fo:font-size="10pt" officeooo:rsid="0072f367"/>
    </style:style>
    <style:style style:name="T336" style:family="text">
      <style:text-properties style:text-position="0% 100%" style:font-name="sans-serif" fo:font-size="10pt" officeooo:rsid="00c54cb6"/>
    </style:style>
    <style:style style:name="T337" style:family="text">
      <style:text-properties style:text-position="0% 100%" style:font-name="Liberation Mono" fo:font-size="10pt" officeooo:rsid="005a9fab"/>
    </style:style>
    <style:style style:name="T338" style:family="text">
      <style:text-properties style:text-position="0% 100%" style:font-name="Liberation Sans1" fo:font-size="10pt" officeooo:rsid="005f90d8"/>
    </style:style>
    <style:style style:name="T339" style:family="text">
      <style:text-properties officeooo:rsid="005a9fab"/>
    </style:style>
    <style:style style:name="T340" style:family="text">
      <style:text-properties officeooo:rsid="00c2dfa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<text:span text:style-name="T273">vector</text:span> {<text:span text:style-name="T287">base</text:span>} <text:span text:style-name="T297">vector</text:span></text:p>
          </table:table-cell>
          <table:table-cell table:style-name="Table1.A1" office:value-type="string">
            <text:p text:style-name="P45">Documentación de R</text:p>
          </table:table-cell>
        </table:table-row>
      </table:table>
      <text:p text:style-name="P54"><text:bookmark-start text:name="__RefHeading___Toc17018_114050692"/>Vector<text:span text:style-name="T272">e</text:span>s<text:bookmark-end text:name="__RefHeading___Toc17018_114050692"/></text:p>
      <text:h text:style-name="P60" text:outline-level="1"><text:bookmark-start text:name="__RefHeading___Toc17020_114050692"/>1. Descripción<text:bookmark-end text:name="__RefHeading___Toc17020_114050692"/></text:h>
      <text:p text:style-name="P27"><text:span text:style-name="T244">Los vectores son</text:span><text:span text:style-name="T300"> colecci</text:span><text:span text:style-name="T301">ones</text:span><text:span text:style-name="T300"> ordenad</text:span><text:span text:style-name="T301">a</text:span><text:span text:style-name="T302">s</text:span><text:span text:style-name="T300"> de valores </text:span><text:span text:style-name="T301">con </text:span><text:span text:style-name="T308">una</text:span><text:span text:style-name="T303"> </text:span><text:span text:style-name="T316">longitud</text:span><text:span text:style-name="T303"> </text:span><text:span text:style-name="T307">que determina </text:span><text:span text:style-name="T310">el nú</text:span><text:span text:style-name="T311">m</text:span><text:span text:style-name="T310">ero de elementos </text:span><text:span text:style-name="T314">que almacenarán</text:span><text:span text:style-name="T310"> </text:span><text:span text:style-name="T311">(es decir, el tamaño del vector)</text:span><text:span text:style-name="T301"> y </text:span><text:span text:style-name="T306">una </text:span><text:span text:style-name="T315">modalidad</text:span><text:span text:style-name="T301"> </text:span><text:span text:style-name="T313">específica de almacenamiento </text:span><text:span text:style-name="T304">que determina el tipo de valores </text:span><text:span text:style-name="T306">que </text:span><text:span text:style-name="T314">podrán</text:span><text:span text:style-name="T306"> </text:span><text:span text:style-name="T310">ser</text:span><text:span text:style-name="T304"> </text:span><text:span text:style-name="T305">almac</text:span><text:span text:style-name="T310">enados</text:span><text:span text:style-name="T305">. </text:span><text:span text:style-name="T309">S</text:span><text:span text:style-name="T303">on </text:span><text:span text:style-name="T299">el tipo de </text:span><text:span text:style-name="T300">estructura </text:span><text:span text:style-name="T299">más </text:span><text:span text:style-name="T300">simple</text:span><text:span text:style-name="T299"> que existe en </text:span><text:span text:style-name="T298">R</text:span><text:span text:style-name="T299"> para </text:span><text:span text:style-name="T312">guardar</text:span><text:span text:style-name="T299"> datos</text:span><text:span text:style-name="T244">. </text:span></text:p>
      <text:p text:style-name="P30"/>
      <text:p text:style-name="P27"><text:span text:style-name="T238">La</text:span><text:span text:style-name="T237"> funció</text:span><text:span text:style-name="T243">n</text:span><text:span text:style-name="T242"> </text:span><text:span text:style-name="T281">vector</text:span><text:span text:style-name="T282">()</text:span><text:span text:style-name="T239"> </text:span><text:span text:style-name="T238">creará</text:span><text:span text:style-name="T239"> un vector con la extensión y </text:span><text:span text:style-name="T241">la modalidad</text:span><text:span text:style-name="T239"> </text:span><text:span text:style-name="T240">de almacenamiento</text:span><text:span text:style-name="T239"> especificad</text:span><text:span text:style-name="T241">a</text:span><text:span text:style-name="T246">s</text:span><text:span text:style-name="T244">; </text:span><text:span text:style-name="T282">as.vector()</text:span><text:span text:style-name="T242"> </text:span><text:span text:style-name="T243">conv</text:span><text:span text:style-name="T246">ertirá</text:span><text:span text:style-name="T243"> </text:span><text:span text:style-name="T249">en</text:span><text:span text:style-name="T243"> vectores </text:span><text:span text:style-name="T249">a</text:span><text:span text:style-name="T243"> objetos </text:span><text:span text:style-name="T249">de</text:span><text:span text:style-name="T244"> </text:span><text:span text:style-name="T249">diferente</text:span><text:span text:style-name="T244"> </text:span><text:span text:style-name="T254">clase</text:span><text:span text:style-name="T243"> </text:span><text:span text:style-name="T244">o </text:span><text:span text:style-name="T246">convertirá</text:span><text:span text:style-name="T248"> </text:span><text:span text:style-name="T244">vectores de </text:span><text:span text:style-name="T248">un tipo </text:span><text:span text:style-name="T249">en</text:span><text:span text:style-name="T248"> otro, </text:span><text:span text:style-name="T250">según se especifique</text:span><text:span text:style-name="T248">;</text:span><text:span text:style-name="T243"> </text:span><text:span text:style-name="T283">is.vector</text:span><text:span text:style-name="T282">()</text:span><text:span text:style-name="T243"> </text:span><text:span text:style-name="T246">comprobará</text:span><text:span text:style-name="T241"> </text:span><text:span text:style-name="T243">si un objeto </text:span><text:span text:style-name="T245">es </text:span><text:span text:style-name="T243">un vector </text:span><text:span text:style-name="T247">y devolverá el valor lógico correspondiente</text:span><text:span text:style-name="T241">.</text:span></text:p>
      <text:p text:style-name="P29"/>
      <text:table-of-content text:style-name="Sect1" text:name="Table of Contents1">
        <text:table-of-content-source text:outline-level="1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Contenido</text:p>
          </text:index-title>
          <text:p text:style-name="P35"><text:a xlink:type="simple" xlink:href="#__RefHeading___Toc17020_114050692" text:style-name="Index_20_Link" text:visited-style-name="Index_20_Link"><text:span text:style-name="T236">1. Descripción<text:tab/>1</text:span></text:a></text:p>
          <text:p text:style-name="P35"><text:a xlink:type="simple" xlink:href="#__RefHeading___Toc17028_114050692" text:style-name="Index_20_Link" text:visited-style-name="Index_20_Link"><text:span text:style-name="T236">2. Utilización<text:tab/>1</text:span></text:a></text:p>
          <text:p text:style-name="P35"><text:a xlink:type="simple" xlink:href="#__RefHeading___Toc17030_114050692" text:style-name="Index_20_Link" text:visited-style-name="Index_20_Link"><text:span text:style-name="T236">3. Argumentos<text:tab/>1</text:span></text:a></text:p>
          <text:p text:style-name="P35"><text:a xlink:type="simple" xlink:href="#__RefHeading___Toc17032_114050692" text:style-name="Index_20_Link" text:visited-style-name="Index_20_Link"><text:span text:style-name="T236">4. Detalles<text:tab/>2</text:span></text:a></text:p>
          <text:p text:style-name="P35"><text:a xlink:type="simple" xlink:href="#__RefHeading___Toc17034_114050692" text:style-name="Index_20_Link" text:visited-style-name="Index_20_Link"><text:span text:style-name="T236">5. Valor devuelto<text:tab/>3</text:span></text:a></text:p>
          <text:p text:style-name="P35"><text:a xlink:type="simple" xlink:href="#__RefHeading___Toc17036_114050692" text:style-name="Index_20_Link" text:visited-style-name="Index_20_Link"><text:span text:style-name="T260">6. Métodos para as.vector()</text:span></text:a><text:a xlink:type="simple" xlink:href="#__RefHeading___Toc17036_114050692" text:style-name="Index_20_Link" text:visited-style-name="Index_20_Link"><text:span text:style-name="T236"><text:tab/>4</text:span></text:a></text:p>
          <text:p text:style-name="P35"><text:a xlink:type="simple" xlink:href="#__RefHeading___Toc17038_114050692" text:style-name="Index_20_Link" text:visited-style-name="Index_20_Link"><text:span text:style-name="T236">7. Nota<text:tab/>4</text:span></text:a></text:p>
          <text:p text:style-name="P35"><text:a xlink:type="simple" xlink:href="#__RefHeading___Toc17040_114050692" text:style-name="Index_20_Link" text:visited-style-name="Index_20_Link"><text:span text:style-name="T236">8. Referencias<text:tab/>4</text:span></text:a></text:p>
          <text:p text:style-name="P35"><text:a xlink:type="simple" xlink:href="#__RefHeading___Toc17042_114050692" text:style-name="Index_20_Link" text:visited-style-name="Index_20_Link"><text:span text:style-name="T236">9. También véase<text:tab/>4</text:span></text:a></text:p>
          <text:p text:style-name="P35"><text:a xlink:type="simple" xlink:href="#__RefHeading___Toc17044_114050692" text:style-name="Index_20_Link" text:visited-style-name="Index_20_Link"><text:span text:style-name="T236">10. Ejemplos<text:tab/>5</text:span></text:a></text:p>
          <text:p text:style-name="P35"><text:a xlink:type="simple" xlink:href="#__RefHeading___Toc17046_114050692" text:style-name="Index_20_Link" text:visited-style-name="Index_20_Link"><text:span text:style-name="T236">10. Código fuente<text:tab/>5</text:span></text:a></text:p>
        </text:index-body>
      </text:table-of-content>
      <text:h text:style-name="P56" text:outline-level="1"><text:bookmark-start text:name="__RefHeading___Toc17028_114050692"/>2. Utilización<text:bookmark-end text:name="__RefHeading___Toc17028_114050692"/></text:h>
      <text:p text:style-name="P17"><text:tab/>vector(mode = "logical", length = 0)</text:p>
      <text:p text:style-name="P41"><text:tab/>as.vector(x, mode = "any")</text:p>
      <text:p text:style-name="P37"><text:tab/>is.vector(x, mode = "any")</text:p>
      <text:p text:style-name="P37"/>
      <text:h text:style-name="P61" text:outline-level="1"><text:bookmark-start text:name="__RefHeading___Toc17030_114050692"/>3. Argumentos<text:bookmark-end text:name="__RefHeading___Toc17030_114050692"/></text:h>
      <text:p text:style-name="P31"><text:span text:style-name="T236">Tabla </text:span><text:span text:style-name="T236"><text:sequence text:ref-name="refTabla0" text:name="Tabla" text:formula="ooow:Tabla+1" style:num-format="1">1</text:sequence></text:span><text:span text:style-name="T236">. Argumentos </text:span><text:span text:style-name="T255">de</text:span><text:span text:style-name="T236"> las funciones </text:span><text:span text:style-name="T256">para</text:span><text:span text:style-name="T236"> crea</text:span><text:span text:style-name="T256">r</text:span><text:span text:style-name="T236">, </text:span><text:span text:style-name="T258">conver</text:span><text:span text:style-name="T259">tir</text:span><text:span text:style-name="T236"> y </text:span><text:span text:style-name="T259">transformar</text:span><text:span text:style-name="T236"> vector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6">Argumento</text:p>
          </table:table-cell>
          <table:table-cell table:style-name="Table2.B1" office:value-type="string">
            <text:p text:style-name="P49">Valor esperado</text:p>
          </table:table-cell>
          <table:table-cell table:style-name="Table2.B1" office:value-type="string">
            <text:p text:style-name="P49">Descripción</text:p>
          </table:table-cell>
        </table:table-row>
        <table:table-row>
          <table:table-cell table:style-name="Table2.A2" office:value-type="string">
            <text:p text:style-name="P47"><text:span text:style-name="Source_20_Text"><text:span text:style-name="T274">mode</text:span></text:span></text:p>
            <text:p text:style-name="P48"><text:span text:style-name="Source_20_Text"><text:span text:style-name="T292">modalidad</text:span></text:span></text:p>
          </table:table-cell>
          <table:table-cell table:style-name="Table2.B2" office:value-type="string">
            <text:p text:style-name="P49"><text:span text:style-name="T339">Una c</text:span>adena de caracteres</text:p>
          </table:table-cell>
          <table:table-cell table:style-name="Table2.C2" office:value-type="string">
            <text:p text:style-name="P51"><text:span text:style-name="T2">C</text:span><text:span text:style-name="T1">adena de caracteres </text:span><text:span text:style-name="T7">para</text:span><text:span text:style-name="T1"> </text:span><text:span text:style-name="T7">especificar </text:span><text:span text:style-name="T2">algun</text:span><text:span text:style-name="T3">a</text:span><text:span text:style-name="T2"> de l</text:span><text:span text:style-name="T3">a</text:span><text:span text:style-name="T2">s mod</text:span><text:span text:style-name="T3">alidades </text:span><text:span text:style-name="T10">específica</text:span><text:span text:style-name="T11">s</text:span><text:span text:style-name="T2"> </text:span><text:span text:style-name="T4">de almacenamiento</text:span><text:span text:style-name="T2"> </text:span><text:span text:style-name="T8">en</text:span><text:span text:style-name="T2"> </text:span><text:span text:style-name="T291">R</text:span><text:span text:style-name="T2">: </text:span><text:span text:style-name="T276">"</text:span><text:span text:style-name="T277">character</text:span><text:span text:style-name="T276">"</text:span><text:span text:style-name="T5">, </text:span><text:span text:style-name="T276">"</text:span><text:span text:style-name="T277">logical</text:span><text:span text:style-name="T276">"</text:span><text:span text:style-name="T5">, </text:span><text:span text:style-name="T276">"</text:span><text:span text:style-name="T277">integer</text:span><text:span text:style-name="T276">"</text:span><text:span text:style-name="T5">, </text:span><text:span text:style-name="T276">"</text:span><text:span text:style-name="T277">numeric</text:span><text:span text:style-name="T276">"</text:span><text:span text:style-name="T5">, </text:span><text:span text:style-name="T276">"</text:span><text:span text:style-name="T277">complex</text:span><text:span text:style-name="T276">"</text:span><text:span text:style-name="T262"> y </text:span><text:span text:style-name="T276">"</text:span><text:span text:style-name="T277">raw</text:span><text:span text:style-name="T276">"</text:span><text:span text:style-name="T5">. Este argumento también puede recibir l</text:span><text:span text:style-name="T3">a</text:span><text:span text:style-name="T5">s </text:span><text:soft-page-break/><text:span text:style-name="T5">mod</text:span><text:span text:style-name="T3">a</text:span><text:span text:style-name="T6">l</text:span><text:span text:style-name="T3">idade</text:span><text:span text:style-name="T5">s</text:span><text:span text:style-name="T1"> </text:span><text:span text:style-name="T275">"</text:span><text:span text:style-name="T277">list</text:span><text:span text:style-name="T275">"</text:span><text:span text:style-name="T1">, </text:span><text:span text:style-name="T275">"expres</text:span><text:span text:style-name="T277">sion</text:span><text:span text:style-name="T275">"</text:span><text:span text:style-name="T1"> o </text:span><text:span text:style-name="T275">"</text:span><text:span text:style-name="T277">any</text:span><text:span text:style-name="T275">"</text:span><text:span text:style-name="T1">, </text:span><text:span text:style-name="T7">aunque</text:span><text:span text:style-name="T1"> é</text:span><text:span text:style-name="T7">sta última sólo es válida para las funciones </text:span><text:span text:style-name="T278">as.vector()</text:span><text:span text:style-name="T7"> e </text:span><text:span text:style-name="T278">is.vector()</text:span><text:span text:style-name="T1">. Actualmente, </text:span><text:span text:style-name="T275">is.vector()</text:span><text:span text:style-name="T261"> </text:span><text:span text:style-name="T1">permite </text:span><text:span text:style-name="T6">comprobar</text:span><text:span text:style-name="T1"> cualquier tipo </text:span><text:span text:style-name="T328">–</text:span><text:span text:style-name="T1">ver </text:span><text:span text:style-name="T322">typeof</text:span><text:span text:style-name="T278">()</text:span><text:span text:style-name="T328">–</text:span><text:span text:style-name="T1"> para </text:span><text:span text:style-name="T8">la modalidad</text:span><text:span text:style-name="T1">, y cuando </text:span><text:span text:style-name="T8">la modalidad </text:span><text:span text:style-name="T9">sea</text:span><text:span text:style-name="T1"> </text:span><text:span text:style-name="T8">diferente de</text:span><text:span text:style-name="T1"> "any", </text:span><text:span text:style-name="T275">is.vector(x, mode)</text:span><text:span text:style-name="T1"> </text:span><text:span text:style-name="T9">será</text:span><text:span text:style-name="T1"> casi lo mismo que </text:span><text:span text:style-name="T275">typeof(x) == mode</text:span><text:span text:style-name="T1">.</text:span></text:p>
          </table:table-cell>
        </table:table-row>
        <table:table-row>
          <table:table-cell table:style-name="Table2.A3" office:value-type="string">
            <text:p text:style-name="P47"><text:span text:style-name="Source_20_Text"><text:span text:style-name="T274">length</text:span></text:span></text:p>
            <text:p text:style-name="P48"><text:span text:style-name="Source_20_Text"><text:span text:style-name="T292">extensión</text:span></text:span></text:p>
          </table:table-cell>
          <table:table-cell table:style-name="Table2.B3" office:value-type="string">
            <text:p text:style-name="P50">Un valor entero o doble</text:p>
          </table:table-cell>
          <table:table-cell table:style-name="Table2.C3" office:value-type="string">
            <text:p text:style-name="P52"><text:span text:style-name="T18">Un </text:span><text:span text:style-name="T19">solo</text:span><text:span text:style-name="T17"> </text:span><text:span text:style-name="T12">entero </text:span><text:span text:style-name="T16">mayor o igual a cero</text:span><text:span text:style-name="T12"> que especifica</text:span><text:span text:style-name="T16">rá</text:span><text:span text:style-name="T12"> la extensión deseada para el vector. </text:span><text:span text:style-name="T16">Si desea</text:span><text:span text:style-name="T12"> </text:span><text:span text:style-name="T17">crear </text:span><text:span text:style-name="T12">vectores</text:span><text:span text:style-name="T13"> </text:span><text:span text:style-name="T15">con un número de elementos </text:span><text:span text:style-name="T14">mayor a 2</text:span><text:span text:style-name="T329">31</text:span><text:span text:style-name="T330">, el tipo de</text:span><text:span text:style-name="T333">l </text:span><text:span text:style-name="T334">único</text:span><text:span text:style-name="T330"> valor </text:span><text:span text:style-name="T335">a aportar</text:span><text:span text:style-name="T330"> se interpretará como </text:span><text:span text:style-name="T336">uno </text:span><text:span text:style-name="T330">de precisión doble (</text:span><text:span text:style-name="Source_20_Text"><text:span text:style-name="T337">"</text:span></text:span><text:span text:style-name="Source_20_Text"><text:span text:style-name="T325">double</text:span></text:span><text:span text:style-name="Source_20_Text"><text:span text:style-name="T337">"</text:span></text:span><text:span text:style-name="T330">). </text:span><text:span text:style-name="T331">Para saber más sobre los límites en el número de elementos de un vector, véa</text:span><text:span text:style-name="T333">n</text:span><text:span text:style-name="T331">se la</text:span><text:span text:style-name="T333">s</text:span><text:span text:style-name="T331"> </text:span><text:span text:style-name="T333">páginas</text:span><text:span text:style-name="T331"> </text:span><text:span text:style-name="T335">de ayuda </text:span><text:span text:style-name="T331">correspondiente</text:span><text:span text:style-name="T333">s</text:span><text:span text:style-name="T331"> al</text:span><text:span text:style-name="T330"> tipo </text:span><text:span text:style-name="T333">de vectores largos</text:span><text:span text:style-name="T332"> </text:span><text:span text:style-name="T338">(</text:span><text:span text:style-name="T323">long</text:span><text:span text:style-name="T326">)</text:span><text:span text:style-name="T317"> </text:span><text:span text:style-name="T318">y </text:span><text:span text:style-name="T319">a las</text:span><text:span text:style-name="T318"> especificaciones de la aritmética de sistema </text:span><text:span text:style-name="T320">sobre el valor máximo para enteros del elemento </text:span><text:span text:style-name="T321">integer.max</text:span><text:span text:style-name="T320"> del objeto</text:span><text:span text:style-name="T318"> </text:span><text:span text:style-name="T324">.Machine</text:span><text:span text:style-name="T318">.</text:span></text:p>
          </table:table-cell>
        </table:table-row>
        <table:table-row>
          <table:table-cell table:style-name="Table2.A4" office:value-type="string">
            <text:p text:style-name="P48"><text:span text:style-name="Source_20_Text"><text:span text:style-name="T279">x</text:span></text:span></text:p>
            <text:p text:style-name="P48"><text:span text:style-name="Source_20_Text"><text:span text:style-name="T292">x</text:span></text:span></text:p>
          </table:table-cell>
          <table:table-cell table:style-name="Table2.B4" office:value-type="string">
            <text:p text:style-name="P49"><text:span text:style-name="T339">Un o</text:span>bjeto de <text:span text:style-name="T293">R</text:span></text:p>
          </table:table-cell>
          <table:table-cell table:style-name="Table2.C4" office:value-type="string">
            <text:p text:style-name="P53"><text:span text:style-name="T327">Un objeto de </text:span><text:span text:style-name="T294">R</text:span><text:span text:style-name="T327">.</text:span></text:p>
          </table:table-cell>
        </table:table-row>
      </table:table>
      <text:h text:style-name="P56" text:outline-level="1"><text:bookmark-start text:name="__RefHeading___Toc17032_114050692"/>4. Detalles<text:bookmark-end text:name="__RefHeading___Toc17032_114050692"/></text:h>
      <text:p text:style-name="P16"><text:span text:style-name="T121">Los vectores son</text:span><text:span text:style-name="T132"> estructuras</text:span><text:span text:style-name="T122"> </text:span><text:span text:style-name="T124">primari</text:span><text:span text:style-name="T132">a</text:span><text:span text:style-name="T123">s</text:span><text:span text:style-name="T124"> </text:span><text:span text:style-name="T125">para </text:span><text:span text:style-name="T131">el</text:span><text:span text:style-name="T122"> </text:span><text:span text:style-name="T120">almacenamiento de </text:span><text:span text:style-name="T129">datos</text:span><text:span text:style-name="T120"> </text:span><text:span text:style-name="T126">en </text:span><text:span text:style-name="T216">R</text:span><text:span text:style-name="T213"> </text:span><text:span text:style-name="T147">por medio de elementos individuales </text:span><text:span text:style-name="T146">distinguibles unos de otros</text:span><text:span text:style-name="T213">; </text:span><text:span text:style-name="T134">son</text:span><text:span text:style-name="T133"> un tipo de objeto</text:span><text:span text:style-name="T139"> </text:span><text:span text:style-name="T133">que consiste en</text:span><text:span text:style-name="T137"> </text:span><text:span text:style-name="T138">una colección de</text:span><text:span text:style-name="T214"> </text:span><text:span text:style-name="T137">secuencia</text:span><text:span text:style-name="T132">s</text:span><text:span text:style-name="T137"> </text:span><text:span text:style-name="T138">de valores </text:span><text:span text:style-name="T139">que pueden ser extraídos, asignados </text:span><text:span text:style-name="T141">o removidos</text:span><text:span text:style-name="T139">, </text:span><text:span text:style-name="T141">y</text:span><text:span text:style-name="T139"> añadidos mediante </text:span><text:span text:style-name="T133">operaciones de</text:span><text:span text:style-name="T139"> indización </text:span><text:span text:style-name="T140">(</text:span><text:span text:style-name="Source_20_Text"><text:span text:style-name="T225">[</text:span></text:span><text:span text:style-name="T140">), </text:span><text:span text:style-name="T133">asignación (</text:span><text:span text:style-name="T224">&lt;-</text:span><text:span text:style-name="T133">)</text:span><text:span text:style-name="T139"> y concatenación </text:span><text:span text:style-name="T140">[</text:span><text:span text:style-name="T223">c(</text:span><text:span text:style-name="T208">)</text:span><text:span text:style-name="T140">]</text:span><text:span text:style-name="T139">. </text:span><text:span text:style-name="T133">Son</text:span><text:span text:style-name="T136"> </text:span><text:span text:style-name="T123">referid</text:span><text:span text:style-name="T125">o</text:span><text:span text:style-name="T123">s como estructuras </text:span><text:span text:style-name="T152">atómicas</text:span><text:span text:style-name="T123"> </text:span><text:span text:style-name="T134">porque</text:span><text:span text:style-name="T123"> </text:span><text:span text:style-name="T148">son estructuras </text:span><text:span text:style-name="T151">fundamentales</text:span><text:span text:style-name="T148"> cuyos</text:span><text:span text:style-name="T123"> </text:span><text:span text:style-name="T127">elementos</text:span><text:span text:style-name="T123"> </text:span><text:span text:style-name="T135">solo pueden ser</text:span><text:span text:style-name="T127"> de</text:span><text:span text:style-name="T123"> un mismo tipo </text:span><text:span text:style-name="T146">de dato</text:span><text:span text:style-name="T123"> </text:span><text:span text:style-name="T146">definido por una</text:span><text:span text:style-name="T123"> </text:span><text:span text:style-name="T226">modalidad </text:span><text:span text:style-name="T227">específica</text:span><text:span text:style-name="T226"> </text:span><text:span text:style-name="T228">de almacenamiento</text:span><text:span text:style-name="T128"> </text:span><text:span text:style-name="T135">(argumento </text:span><text:span text:style-name="T205">mode</text:span><text:span text:style-name="T135">), </text:span><text:span text:style-name="T146">la cual puede poseer</text:span><text:span text:style-name="T130"> alguno de los </text:span><text:span text:style-name="T135">valores siguientes</text:span><text:span text:style-name="T130">: </text:span></text:p>
      <text:p text:style-name="P10"/>
      <text:list xml:id="list3387739651" text:style-name="L1">
        <text:list-item>
          <text:p text:style-name="P62"><text:span text:style-name="T198">"</text:span><text:span text:style-name="T199">character</text:span><text:span text:style-name="T198">"</text:span><text:span text:style-name="T154">,</text:span><text:span text:style-name="T155"> </text:span><text:span text:style-name="T156">p</text:span><text:span text:style-name="T193">ara cadenas de caracteres</text:span></text:p>
        </text:list-item>
        <text:list-item>
          <text:p text:style-name="P63"><text:span text:style-name="T198">"</text:span><text:span text:style-name="T199">logical</text:span><text:span text:style-name="T198">"</text:span><text:span text:style-name="T194">, </text:span><text:span text:style-name="T193">para valores lógicos</text:span></text:p>
        </text:list-item>
        <text:list-item>
          <text:p text:style-name="P63"><text:span text:style-name="T198">"</text:span><text:span text:style-name="T199">integer</text:span><text:span text:style-name="T198">"</text:span><text:span text:style-name="T194">, </text:span><text:span text:style-name="T193">para valores enteros</text:span></text:p>
        </text:list-item>
        <text:list-item>
          <text:p text:style-name="P64"><text:span text:style-name="T198">"</text:span><text:span text:style-name="T202">double</text:span><text:span text:style-name="T198">"</text:span><text:span text:style-name="T155"> </text:span><text:span text:style-name="T178">o</text:span><text:span text:style-name="T155"> </text:span><text:span text:style-name="T198">"</text:span><text:span text:style-name="T202">numeric</text:span><text:span text:style-name="T198">"</text:span><text:span text:style-name="T155">, </text:span><text:span text:style-name="T156">para</text:span><text:span text:style-name="T193"> valores numéricos con precisió</text:span><text:span text:style-name="T195">n</text:span><text:span text:style-name="T193"> decimal</text:span></text:p>
        </text:list-item>
        <text:list-item>
          <text:p text:style-name="P65"><text:span text:style-name="T198">"</text:span><text:span text:style-name="T199">complex</text:span><text:span text:style-name="T198">"</text:span><text:span text:style-name="T155">, </text:span><text:span text:style-name="T156">para</text:span><text:span text:style-name="T193"> valores que represent</text:span><text:span text:style-name="T196">a</text:span><text:span text:style-name="T193">n números complejos</text:span></text:p>
        </text:list-item>
        <text:list-item>
          <text:p text:style-name="P65"><text:span text:style-name="T198">"</text:span><text:span text:style-name="T199">raw</text:span><text:span text:style-name="T198">"</text:span><text:span text:style-name="T194">, </text:span><text:span text:style-name="T193">para</text:span><text:span text:style-name="T192"> </text:span><text:span text:style-name="T191">valores en codificación hexadecimal</text:span></text:p>
        </text:list-item>
      </text:list>
      <text:p text:style-name="P13"/>
      <text:p text:style-name="P16"><text:span text:style-name="T123">Los vectores </text:span><text:span text:style-name="T127">atómicos</text:span><text:span text:style-name="T123"> p</text:span><text:span text:style-name="T142">ermite</text:span><text:span text:style-name="T121">n, </text:span><text:span text:style-name="T130">a su vez,</text:span><text:span text:style-name="T142"> la conformación de </text:span><text:span text:style-name="T170">objeto</text:span><text:span text:style-name="T171">s</text:span><text:span text:style-name="T153"> más complej</text:span><text:span text:style-name="T171">o</text:span><text:span text:style-name="T153">s </text:span><text:span text:style-name="T172">como las listas </text:span><text:span text:style-name="T211">–</text:span><text:span text:style-name="T220">list</text:span><text:span text:style-name="T203">()</text:span><text:span text:style-name="T212">–</text:span><text:span text:style-name="T172"> </text:span><text:span text:style-name="T173">y</text:span><text:span text:style-name="T172"> </text:span><text:span text:style-name="T173">l</text:span><text:span text:style-name="T174">os marcos</text:span><text:span text:style-name="T172"> de datos </text:span><text:span text:style-name="T211">–</text:span><text:span text:style-name="T221">data.frame</text:span><text:span text:style-name="T204">()</text:span><text:span text:style-name="T172">. </text:span><text:span text:style-name="T175">No obstante,</text:span><text:span text:style-name="T153"> </text:span><text:span text:style-name="T175">los vectores</text:span><text:span text:style-name="T179"> </text:span><text:span text:style-name="T180">también</text:span><text:span text:style-name="T179"> </text:span><text:span text:style-name="T181">puede</text:span><text:span text:style-name="T182">n</text:span><text:span text:style-name="T183"> </text:span><text:span text:style-name="T184">crearse</text:span><text:span text:style-name="T179"> </text:span><text:span text:style-name="T185">y funcionar </text:span><text:span text:style-name="T179">de forma </text:span><text:span text:style-name="T186">independiente</text:span><text:span text:style-name="T120">. </text:span><text:span text:style-name="T143">En</text:span><text:span text:style-name="T130"> la creación de vectores, l</text:span><text:span text:style-name="T129">a </text:span><text:span text:style-name="T150">longitud</text:span><text:span text:style-name="T145"> </text:span><text:span text:style-name="T130">deberá declararse </text:span><text:span text:style-name="T129">(</text:span><text:span text:style-name="T130">con el </text:span><text:span text:style-name="T129">argumento </text:span><text:span text:style-name="T206">length</text:span><text:span text:style-name="T145">) siempre </text:span><text:span text:style-name="T130">como</text:span><text:span text:style-name="T144"> mayor o igual cero </text:span><text:span text:style-name="T145">y la modalidad</text:span><text:span text:style-name="T149"> </text:span><text:span text:style-name="T145">de almacenamiento </text:span><text:span text:style-name="T129">(argumento </text:span><text:span text:style-name="T207">mode</text:span><text:span text:style-name="T145">) podrá </text:span><text:span text:style-name="T130">especificarse con cualquiera de las</text:span><text:span text:style-name="T145"> modalidades atómicas, </text:span><text:span text:style-name="T131">o</text:span><text:span text:style-name="T130"> con los valores </text:span><text:span text:style-name="T198">"</text:span><text:span text:style-name="T201">list</text:span><text:span text:style-name="T198">"</text:span><text:span text:style-name="T155"> </text:span><text:span text:style-name="T176">o</text:span><text:span text:style-name="T177"> </text:span><text:span text:style-name="T198">"</text:span><text:span text:style-name="T201">expression</text:span><text:span text:style-name="T198">"</text:span><text:span text:style-name="T155">.</text:span></text:p>
      <text:p text:style-name="P28"/>
      <text:p text:style-name="P25"><text:span text:style-name="T271">Para convertir entre un tipo y otro, </text:span><text:span text:style-name="T273">as.vector</text:span><text:span text:style-name="T288">()</text:span><text:span text:style-name="T235"> intenta</text:span><text:span text:style-name="T263">rá</text:span><text:span text:style-name="T235"> coaccionar su argumento en un vector </text:span><text:span text:style-name="T263">de l</text:span><text:span text:style-name="T264">a</text:span><text:span text:style-name="T263"> m</text:span><text:span text:style-name="T264">odalidad</text:span><text:span text:style-name="T263"> </text:span><text:span text:style-name="T265">de almacenamiento</text:span><text:span text:style-name="T263"> especificad</text:span><text:span text:style-name="T266">a</text:span><text:span text:style-name="T263">. El método por omisión intentará</text:span><text:span text:style-name="T235"> coaccionar a</text:span><text:span text:style-name="T267"> </text:span><text:span text:style-name="T266">la modalidad </text:span><text:span text:style-name="T235">que sea más conveniente </text:span><text:span text:style-name="T268">de acuerdo al tipo de información ingresada</text:span><text:span text:style-name="T235">. </text:span><text:span text:style-name="T263">En caso de que </text:span><text:span text:style-name="T235">el </text:span><text:soft-page-break/><text:span text:style-name="T235">resultado </text:span><text:span text:style-name="T263">devuelva un vector </text:span><text:span text:style-name="T268">con una </text:span><text:span text:style-name="T266">de las</text:span><text:span text:style-name="T263"> mod</text:span><text:span text:style-name="T268">alidad</text:span><text:span text:style-name="T266">es atómicas</text:span><text:span text:style-name="T263"> </text:span><text:span text:style-name="T265">de almacenamiento,</text:span><text:span text:style-name="T235"> se elimina</text:span><text:span text:style-name="T263">rá</text:span><text:span text:style-name="T235">n </text:span><text:span text:style-name="T263">en el nuevo objeto</text:span><text:span text:style-name="T235"> los atributos </text:span><text:span text:style-name="T263">provenientes del objeto coaccionado.</text:span></text:p>
      <text:p text:style-name="P12"/>
      <text:p text:style-name="P14"><text:span text:style-name="T113">is.vector</text:span><text:span text:style-name="T114">()</text:span><text:span text:style-name="T82"> </text:span><text:span text:style-name="T83">de</text:span><text:span text:style-name="T84">vo</text:span><text:span text:style-name="T83">lve</text:span><text:span text:style-name="T84">rá </text:span><text:span text:style-name="T85">el</text:span><text:span text:style-name="T86"> valor lógico</text:span><text:span text:style-name="T82"> </text:span><text:span text:style-name="T87">verdadero (</text:span><text:span text:style-name="T114">TRUE</text:span><text:span text:style-name="T87">)</text:span><text:span text:style-name="T82"> si </text:span><text:span text:style-name="T113">x</text:span><text:span text:style-name="T82"> es un vector del modo especificado que no t</text:span><text:span text:style-name="T88">enga otros</text:span><text:span text:style-name="T82"> atributos </text:span><text:span text:style-name="T89">más allá</text:span><text:span text:style-name="T90"> de</text:span><text:span text:style-name="T89">l atributo opcional </text:span><text:span text:style-name="T91">de </text:span><text:span text:style-name="T94">los</text:span><text:span text:style-name="T91"> nombre</text:span><text:span text:style-name="T92">s de los elementos</text:span><text:span text:style-name="T90"> </text:span><text:span text:style-name="T91">(</text:span><text:span text:style-name="T115">"</text:span><text:span text:style-name="T116">names"</text:span><text:span text:style-name="T91">)</text:span><text:span text:style-name="T82">. Dev</text:span><text:span text:style-name="T87">olverá </text:span><text:span text:style-name="T93">el valor lógico falso</text:span><text:span text:style-name="T82"> </text:span><text:span text:style-name="T87">(</text:span><text:span text:style-name="T113">FALSE</text:span><text:span text:style-name="T87">)</text:span><text:span text:style-name="T82"> en caso contrario.</text:span></text:p>
      <text:p text:style-name="P5"/>
      <text:p text:style-name="P2"><text:span text:style-name="T60">Si el argumento </text:span><text:span text:style-name="T95">mode</text:span><text:span text:style-name="T60"> es igual a la opción </text:span><text:span text:style-name="T76">cualquiera</text:span><text:span text:style-name="T60"> </text:span><text:span text:style-name="T65">(</text:span><text:span text:style-name="Source_20_Text"><text:span text:style-name="T95">"any"</text:span></text:span><text:span text:style-name="Source_20_Text"><text:span text:style-name="T97">)</text:span></text:span><text:span text:style-name="Source_20_Text"><text:span text:style-name="T60">,</text:span></text:span><text:span text:style-name="Source_20_Text"><text:span text:style-name="T74"> la función</text:span></text:span><text:span text:style-name="Source_20_Text"><text:span text:style-name="T60"> </text:span></text:span><text:span text:style-name="Source_20_Text"><text:span text:style-name="T95">is.vector()</text:span></text:span><text:span text:style-name="Source_20_Text"><text:span text:style-name="T60"> podrá devolver el valor lógico verdadero (</text:span></text:span><text:span text:style-name="Source_20_Text"><text:span text:style-name="T95">TRUE</text:span></text:span><text:span text:style-name="Source_20_Text"><text:span text:style-name="T60">) para </text:span></text:span><text:span text:style-name="Source_20_Text"><text:span text:style-name="T64">vectores de las </text:span></text:span><text:span text:style-name="Source_20_Text"><text:span text:style-name="T60">modalidades atómicas, </text:span></text:span><text:span text:style-name="Source_20_Text"><text:span text:style-name="T75">o también para </text:span></text:span><text:span text:style-name="Source_20_Text"><text:span text:style-name="T60">listas </text:span></text:span><text:span text:style-name="Source_20_Text"><text:span text:style-name="T66">y</text:span></text:span><text:span text:style-name="Source_20_Text"><text:span text:style-name="T60"> expresiones. </text:span></text:span><text:span text:style-name="Source_20_Text"><text:span text:style-name="T75">En</text:span></text:span><text:span text:style-name="Source_20_Text"><text:span text:style-name="T60"> cualquier opción del argumento </text:span></text:span><text:span text:style-name="Source_20_Text"><text:span text:style-name="T95">mode</text:span></text:span><text:span text:style-name="Source_20_Text"><text:span text:style-name="T60">, </text:span></text:span><text:span text:style-name="Source_20_Text"><text:span text:style-name="T98">is.vector()</text:span></text:span><text:span text:style-name="Source_20_Text"><text:span text:style-name="T59"> </text:span></text:span><text:span text:style-name="Source_20_Text"><text:span text:style-name="T60">devolverá el valor lógico falso (</text:span></text:span><text:span text:style-name="Source_20_Text"><text:span text:style-name="T95">FALSE</text:span></text:span><text:span text:style-name="Source_20_Text"><text:span text:style-name="T60">) si </text:span></text:span><text:span text:style-name="Source_20_Text"><text:span text:style-name="T95">x</text:span></text:span><text:span text:style-name="Source_20_Text"><text:span text:style-name="T60"> tiene </text:span></text:span><text:span text:style-name="Source_20_Text"><text:span text:style-name="T61">otros</text:span></text:span><text:span text:style-name="Source_20_Text"><text:span text:style-name="T60"> atributos </text:span></text:span><text:span text:style-name="Source_20_Text"><text:span text:style-name="T62">más allá</text:span></text:span><text:span text:style-name="Source_20_Text"><text:span text:style-name="T63"> de</text:span></text:span><text:span text:style-name="Source_20_Text"><text:span text:style-name="T62">l atributo opcional </text:span></text:span><text:span text:style-name="Source_20_Text"><text:span text:style-name="T65">de nombre</text:span></text:span><text:span text:style-name="Source_20_Text"><text:span text:style-name="T68">s de los elementos</text:span></text:span><text:span text:style-name="Source_20_Text"><text:span text:style-name="T63"> </text:span></text:span><text:span text:style-name="Source_20_Text"><text:span text:style-name="T65">(</text:span></text:span><text:span text:style-name="Source_20_Text"><text:span text:style-name="T101">"</text:span></text:span><text:span text:style-name="Source_20_Text"><text:span text:style-name="T96">names"</text:span></text:span><text:span text:style-name="Source_20_Text"><text:span text:style-name="T97">)</text:span></text:span><text:span text:style-name="Source_20_Text"><text:span text:style-name="T60">. </text:span></text:span><text:span text:style-name="Source_20_Text"><text:span text:style-name="T59">Esto es una diferencia importante con respecto a </text:span></text:span><text:span text:style-name="Source_20_Text"><text:span text:style-name="T217">S</text:span></text:span><text:span text:style-name="Source_20_Text"><text:span text:style-name="T59">. Por otra parte, </text:span></text:span><text:span text:style-name="Source_20_Text"><text:span text:style-name="T98">as.vector()</text:span></text:span><text:span text:style-name="Source_20_Text"><text:span text:style-name="T59"> eliminará todos los atributos, inclu</text:span></text:span><text:span text:style-name="Source_20_Text"><text:span text:style-name="T74">i</text:span></text:span><text:span text:style-name="Source_20_Text"><text:span text:style-name="T59">d</text:span></text:span><text:span text:style-name="Source_20_Text"><text:span text:style-name="T66">os también</text:span></text:span><text:span text:style-name="Source_20_Text"><text:span text:style-name="T59"> los nombres, para resultados que </text:span></text:span><text:span text:style-name="Source_20_Text"><text:span text:style-name="T66">sean</text:span></text:span><text:span text:style-name="Source_20_Text"><text:span text:style-name="T59"> coaccionados a alguna de las modalidades atómicas, lo que no aplica para las modalidades </text:span></text:span><text:span text:style-name="Source_20_Text"><text:span text:style-name="T66">de lista</text:span></text:span><text:span text:style-name="Source_20_Text"><text:span text:style-name="T59"> </text:span></text:span><text:span text:style-name="Source_20_Text"><text:span text:style-name="T66">(</text:span></text:span><text:span text:style-name="Source_20_Text"><text:span text:style-name="T59">"</text:span></text:span><text:span text:style-name="Source_20_Text"><text:span text:style-name="T222">list</text:span></text:span><text:span text:style-name="Source_20_Text"><text:span text:style-name="T59">"</text:span></text:span><text:span text:style-name="Source_20_Text"><text:span text:style-name="T66">)</text:span></text:span><text:span text:style-name="Source_20_Text"><text:span text:style-name="T59"> ni </text:span></text:span><text:span text:style-name="Source_20_Text"><text:span text:style-name="T66">expresión</text:span></text:span><text:span text:style-name="Source_20_Text"><text:span text:style-name="T59"> </text:span></text:span><text:span text:style-name="Source_20_Text"><text:span text:style-name="T66">(</text:span></text:span><text:span text:style-name="Source_20_Text"><text:span text:style-name="T59">"</text:span></text:span><text:span text:style-name="Source_20_Text"><text:span text:style-name="T222">expression</text:span></text:span><text:span text:style-name="Source_20_Text"><text:span text:style-name="T59">"</text:span></text:span><text:span text:style-name="Source_20_Text"><text:span text:style-name="T66">).</text:span></text:span></text:p>
      <text:p text:style-name="P7"/>
      <text:p text:style-name="P2"><text:span text:style-name="T251">Advierta que, </text:span><text:span text:style-name="T252">internamente,</text:span><text:span text:style-name="T251"> los factores </text:span><text:span text:style-name="T257">no</text:span><text:span text:style-name="T251"> son vectores </text:span><text:span text:style-name="T252">sino listas </text:span><text:span text:style-name="T253">que se comportan como vectores</text:span><text:span text:style-name="T252">. Por lo tanto, en caso de comprobar su tipo,</text:span><text:span text:style-name="T251"> </text:span><text:span text:style-name="T284">is.vector</text:span><text:span text:style-name="T285">()</text:span><text:span text:style-name="T251"> devolverá el valor lógico falso </text:span><text:span text:style-name="T252">(</text:span><text:span text:style-name="T285">FALSE</text:span><text:span text:style-name="T252">)</text:span><text:span text:style-name="T251"> y <text:s/></text:span><text:span text:style-name="T284">as.vector</text:span><text:span text:style-name="T285">()</text:span><text:span text:style-name="T251"> convertirá </text:span><text:span text:style-name="T253">a los factores</text:span><text:span text:style-name="T252"> </text:span><text:span text:style-name="T251">en vector</text:span><text:span text:style-name="T253">es</text:span><text:span text:style-name="T251"> de tipo carácter </text:span><text:span text:style-name="T253">como comportamiento predeterminado (</text:span><text:span text:style-name="Source_20_Text"><text:span text:style-name="T99">mode = "any"</text:span></text:span><text:span text:style-name="T253">) a menos que se elija la opción </text:span><text:span text:style-name="Source_20_Text"><text:span text:style-name="T99">"numeric"</text:span></text:span><text:span text:style-name="T253"> para el argumento </text:span><text:span text:style-name="T286">mode</text:span><text:span text:style-name="T253">.</text:span></text:p>
      <text:h text:style-name="P56" text:outline-level="1"><text:bookmark-start text:name="__RefHeading___Toc17034_114050692"/>5. Valor devuelto<text:bookmark-end text:name="__RefHeading___Toc17034_114050692"/></text:h>
      <text:p text:style-name="P19"><text:span text:style-name="T47">En el caso de</text:span><text:span text:style-name="T38"> </text:span><text:span text:style-name="T106">vector</text:span><text:span text:style-name="T107">()</text:span><text:span text:style-name="T80">, é</text:span><text:span text:style-name="T81">sta función </text:span><text:span text:style-name="T78">devolverá</text:span><text:span text:style-name="T77"> </text:span><text:span text:style-name="T38">un vector </text:span><text:span text:style-name="T41">con</text:span><text:span text:style-name="T38"> la </text:span><text:span text:style-name="T39">extensión</text:span><text:span text:style-name="T38"> y </text:span><text:span text:style-name="T39">modalidad</text:span><text:span text:style-name="T38"> </text:span><text:span text:style-name="T39">espe</text:span><text:span text:style-name="T40">ci</text:span><text:span text:style-name="T39">fi</text:span><text:span text:style-name="T40">c</text:span><text:span text:style-name="T39">ada</text:span><text:span text:style-name="T41">s</text:span><text:span text:style-name="T38">. Los </text:span><text:span text:style-name="T39">valores iniciales de los</text:span><text:span text:style-name="T38"> elementos de </text:span><text:span text:style-name="T51">los</text:span><text:span text:style-name="T38"> </text:span><text:span text:style-name="T229">vector</text:span><text:span text:style-name="T230">es</text:span><text:span text:style-name="T229"> lógico</text:span><text:span text:style-name="T230">s</text:span><text:span text:style-name="T229"> </text:span><text:span text:style-name="T39">serán valores </text:span><text:span text:style-name="T40">lógicos</text:span><text:span text:style-name="T39"> falsos</text:span><text:span text:style-name="T38"> </text:span><text:span text:style-name="T39">(</text:span><text:span text:style-name="T106">FALSE</text:span><text:span text:style-name="T39">);</text:span><text:span text:style-name="T48"> </text:span><text:span text:style-name="T38">los </text:span><text:span text:style-name="T48">elementos</text:span><text:span text:style-name="T38"> de </text:span><text:span text:style-name="T51">los</text:span><text:span text:style-name="T38"> </text:span><text:span text:style-name="T229">vector</text:span><text:span text:style-name="T230">es</text:span><text:span text:style-name="T229"> </text:span><text:span text:style-name="T233">enteros</text:span><text:span text:style-name="T187"> y </text:span><text:span text:style-name="T232">vectores </text:span><text:span text:style-name="T233">dobles</text:span><text:span text:style-name="T38"> </text:span><text:span text:style-name="T40">serán</text:span><text:span text:style-name="T38"> </text:span><text:span text:style-name="T39">ceros </text:span><text:span text:style-name="T50">(</text:span><text:span text:style-name="T111">0</text:span><text:span text:style-name="T50">)</text:span><text:span text:style-name="T39">;</text:span><text:span text:style-name="T48"> </text:span><text:span text:style-name="T38">los </text:span><text:span text:style-name="T48">elementos de </text:span><text:span text:style-name="T51">los</text:span><text:span text:style-name="T38"> </text:span><text:span text:style-name="T229">vector</text:span><text:span text:style-name="T230">es</text:span><text:span text:style-name="T229"> </text:span><text:span text:style-name="T231">de caracteres</text:span><text:span text:style-name="T38"> </text:span><text:span text:style-name="T48">serán </text:span><text:span text:style-name="T39">campo</text:span><text:span text:style-name="T48">s</text:span><text:span text:style-name="T39"> de texto vacío</text:span><text:span text:style-name="T38"> </text:span><text:span text:style-name="T39">(</text:span><text:span text:style-name="T106">""</text:span><text:span text:style-name="T39">);</text:span><text:span text:style-name="T38"> </text:span><text:span text:style-name="T48">l</text:span><text:span text:style-name="T38">os </text:span><text:span text:style-name="T48">elementos de</text:span><text:span text:style-name="T38"> </text:span><text:span text:style-name="T51">los </text:span><text:span text:style-name="T229">vector</text:span><text:span text:style-name="T230">es</text:span><text:span text:style-name="T229"> </text:span><text:span text:style-name="T232">crudos</text:span><text:span text:style-name="T38"> </text:span><text:span text:style-name="T41">serán </text:span><text:span text:style-name="T52">octeto</text:span><text:span text:style-name="T54">s</text:span><text:span text:style-name="T55"> </text:span><text:span text:style-name="T54">(</text:span><text:span text:style-name="T56">bytes</text:span><text:span text:style-name="T54">)</text:span><text:span text:style-name="T53"> nu</text:span><text:span text:style-name="T38">lo</text:span><text:span text:style-name="T39">s (</text:span><text:span text:style-name="T107">00</text:span><text:span text:style-name="T39">); </text:span><text:span text:style-name="T50">los elementos de </text:span><text:span text:style-name="T51">los</text:span><text:span text:style-name="T50"> </text:span><text:span text:style-name="T232">vectores complejos</text:span><text:span text:style-name="T50"> serán ceros complejos (</text:span><text:span text:style-name="T111">0+i0</text:span><text:span text:style-name="T50">)</text:span><text:span text:style-name="T39">;</text:span><text:span text:style-name="T38"> y los </text:span><text:span text:style-name="T48">elementos de </text:span><text:span text:style-name="T51">las</text:span><text:span text:style-name="T38"> lista</text:span><text:span text:style-name="T39">s</text:span><text:span text:style-name="T38"> </text:span><text:span text:style-name="T39">y</text:span><text:span text:style-name="T38"> expresi</text:span><text:span text:style-name="T39">o</text:span><text:span text:style-name="T38">n</text:span><text:span text:style-name="T39">es</text:span><text:span text:style-name="T38"> </text:span><text:span text:style-name="T41">serán</text:span><text:span text:style-name="T38"> </text:span><text:span text:style-name="T39">valores nulos</text:span><text:span text:style-name="T38"> </text:span><text:span text:style-name="T39">(</text:span><text:span text:style-name="T106">NUL</text:span><text:span text:style-name="T108">L</text:span><text:span text:style-name="T107">)</text:span><text:span text:style-name="T38">.</text:span></text:p>
      <text:p text:style-name="P20"><text:span text:style-name="T48">Con respecto a</text:span><text:span text:style-name="T38"> </text:span><text:span text:style-name="T106">as.vector</text:span><text:span text:style-name="T110">()</text:span><text:span text:style-name="T42"> é</text:span><text:span text:style-name="T48">sta </text:span><text:span text:style-name="T42">devolverá</text:span><text:span text:style-name="T38"> un vector atómico, </text:span><text:span text:style-name="T43">una</text:span><text:span text:style-name="T38"> lista o </text:span><text:span text:style-name="T45">una </text:span><text:span text:style-name="T38">expresión. Todos los atributos se elimina</text:span><text:span text:style-name="T42">rá</text:span><text:span text:style-name="T38">n del resultado si </text:span><text:span text:style-name="T42">se trata de</text:span><text:span text:style-name="T38"> </text:span><text:span text:style-name="T42">un </text:span><text:span text:style-name="T43">tipo </text:span><text:span text:style-name="T38">atómic</text:span><text:span text:style-name="T43">o</text:span><text:span text:style-name="T38">, pero no en general </text:span><text:span text:style-name="T43">si </text:span><text:span text:style-name="T46">se trata de</text:span><text:span text:style-name="T38"> </text:span><text:span text:style-name="T43">una </text:span><text:span text:style-name="T38">lista. El método predeterminado maneja 24 </text:span><text:span text:style-name="T43">tipos</text:span><text:span text:style-name="T38"> de </text:span><text:span text:style-name="T46">valores</text:span><text:span text:style-name="T38"> entrada y 12 valores de </text:span><text:span text:style-name="T109">type</text:span><text:span text:style-name="T79">. A pesar de esto,</text:span><text:span text:style-name="T77"> </text:span><text:span text:style-name="T38">los detalles </text:span><text:span text:style-name="T44">para</text:span><text:span text:style-name="T38"> la mayoría de </text:span><text:span text:style-name="T49">conversiones</text:span><text:span text:style-name="T38"> no están documentados y están sujetos a cambios. </text:span><text:span text:style-name="T197">Si desea conocer</text:span><text:span text:style-name="T153"> más sobre</text:span><text:span text:style-name="T157"> </text:span><text:span text:style-name="T158">l</text:span><text:span text:style-name="T159">as modalidades</text:span><text:span text:style-name="T157"> </text:span><text:span text:style-name="T160">generales</text:span><text:span text:style-name="T157"> </text:span><text:span text:style-name="T168">de almacenamiento </text:span><text:span text:style-name="T161">por favor </text:span><text:span text:style-name="T169">consulte</text:span><text:span text:style-name="T162"> </text:span><text:span text:style-name="T161">la ayuda de la función</text:span><text:span text:style-name="T163"> </text:span><text:span text:style-name="T219">mode</text:span><text:span text:style-name="T200">()</text:span><text:span text:style-name="T163"> </text:span><text:span text:style-name="T169">y</text:span><text:span text:style-name="T163"> </text:span><text:span text:style-name="T164">para</text:span><text:span text:style-name="T161"> más información</text:span><text:span text:style-name="T165"> sobre l</text:span><text:span text:style-name="T159">a</text:span><text:span text:style-name="T165">s</text:span><text:span text:style-name="T157"> mod</text:span><text:span text:style-name="T159">alidade</text:span><text:span text:style-name="T157">s específic</text:span><text:span text:style-name="T159">a</text:span><text:span text:style-name="T160">s</text:span><text:span text:style-name="T157"> </text:span><text:span text:style-name="T166">véase </text:span><text:span text:style-name="T167">la función</text:span><text:span text:style-name="T157"> </text:span><text:span text:style-name="T219">typeof</text:span><text:span text:style-name="T200">()</text:span><text:span text:style-name="T153">.</text:span></text:p>
      <text:p text:style-name="P8"><text:span text:style-name="T188">La función </text:span><text:span text:style-name="T209">is.vector</text:span><text:span text:style-name="T210">()</text:span><text:span text:style-name="T188"> devolverá un valor lógico verdadero </text:span><text:span text:style-name="T210">(</text:span><text:span text:style-name="T209">TRUE</text:span><text:span text:style-name="T188">) </text:span><text:span text:style-name="T189">o </text:span><text:span text:style-name="T188">falso</text:span><text:span text:style-name="T189"> </text:span><text:span text:style-name="T188">(</text:span><text:span text:style-name="T209">FALSE</text:span><text:span text:style-name="T188">)</text:span><text:span text:style-name="T189">. </text:span><text:span text:style-name="T209">is.vector (x, mode = "numeric")</text:span><text:span text:style-name="T189"> </text:span><text:span text:style-name="T190">podrá</text:span><text:span text:style-name="T189"> ser verdadero para vectores de tipo </text:span><text:span text:style-name="T209">"integer"</text:span><text:span text:style-name="T189"> o </text:span><text:span text:style-name="T209">"double" </text:span><text:span text:style-name="T189">mientras que </text:span><text:span text:style-name="T209">is.vector(x, mode = "double")</text:span><text:span text:style-name="T189"> solo </text:span><text:span text:style-name="T190">podrá</text:span><text:span text:style-name="T189"> ser verdadero para los de tipo </text:span><text:span text:style-name="T209">"double"</text:span><text:span text:style-name="T189">.</text:span></text:p>
      <text:h text:style-name="P9" text:outline-level="3"><text:soft-page-break/></text:h>
      <text:h text:style-name="P57" text:outline-level="1"><text:bookmark-start text:name="__RefHeading___Toc17036_114050692"/><text:span text:style-name="T215">6. Métodos para </text:span><text:span text:style-name="Source_20_Text"><text:span text:style-name="T218">as.vector()</text:span></text:span><text:bookmark-end text:name="__RefHeading___Toc17036_114050692"/></text:h>
      <text:p text:style-name="P3"><text:span text:style-name="T29">Las e</text:span><text:span text:style-name="T21">scritoras de métodos para </text:span><text:span text:style-name="T102">as.vector()</text:span><text:span text:style-name="T21"> deberán </text:span><text:span text:style-name="T33">tener cuidado</text:span><text:span text:style-name="T21"> de observar las convenciones del método predeterminado. </text:span><text:span text:style-name="T29">E</text:span><text:span text:style-name="T21">n particular:</text:span></text:p>
      <text:p text:style-name="P6"/>
      <text:list xml:id="list1011505302" text:style-name="L2">
        <text:list-item>
          <text:p text:style-name="P67"><text:span text:style-name="T20"><text:s/></text:span><text:span text:style-name="T21">El argumento </text:span><text:span text:style-name="T102">mode</text:span><text:span text:style-name="T21"> puede </text:span><text:span text:style-name="T27">adoptar la opción</text:span><text:span text:style-name="T21"> </text:span><text:span text:style-name="Source_20_Text"><text:span text:style-name="T102">"any"</text:span></text:span><text:span text:style-name="Source_20_Text"><text:span text:style-name="T21">, cualquiera de las modalidades atómicas, </text:span></text:span><text:span text:style-name="Source_20_Text"><text:span text:style-name="T102">"list"</text:span></text:span><text:span text:style-name="Source_20_Text"><text:span text:style-name="T21">, </text:span></text:span><text:span text:style-name="Source_20_Text"><text:span text:style-name="T102">"expression"</text:span></text:span><text:span text:style-name="Source_20_Text"><text:span text:style-name="T67">, </text:span></text:span><text:span text:style-name="Source_20_Text"><text:span text:style-name="T102">"symbol"</text:span></text:span><text:span text:style-name="Source_20_Text"><text:span text:style-name="T21">, </text:span></text:span><text:span text:style-name="Source_20_Text"><text:span text:style-name="T102">"pairlist"</text:span></text:span><text:span text:style-name="Source_20_Text"><text:span text:style-name="T21"> o alguno de los alias </text:span></text:span><text:span text:style-name="Source_20_Text"><text:span text:style-name="T102">"double"</text:span></text:span><text:span text:style-name="Source_20_Text"><text:span text:style-name="T21"> </text:span></text:span><text:span text:style-name="Source_20_Text"><text:span text:style-name="T22">y </text:span></text:span><text:span text:style-name="Source_20_Text"><text:span text:style-name="T102">"name"</text:span></text:span><text:span text:style-name="Source_20_Text"><text:span text:style-name="T67">.</text:span></text:span></text:p>
        </text:list-item>
        <text:list-item>
          <text:p text:style-name="P68"><text:span text:style-name="T20"><text:s/></text:span><text:span text:style-name="T22">El valor devuelto deberá ser de la modalidad apropiada. Para </text:span><text:span text:style-name="Source_20_Text"><text:span text:style-name="T103">mode = "any"</text:span></text:span><text:span text:style-name="Source_20_Text"><text:span text:style-name="T22"> </text:span></text:span><text:span text:style-name="Source_20_Text"><text:span text:style-name="T23">esto significa un vector o </text:span></text:span><text:span text:style-name="Source_20_Text"><text:span text:style-name="T28">una</text:span></text:span><text:span text:style-name="Source_20_Text"><text:span text:style-name="T23"> lista.</text:span></text:span></text:p>
        </text:list-item>
        <text:list-item>
          <text:p text:style-name="P66"><text:span text:style-name="T20"><text:s/></text:span><text:span text:style-name="T23">Los atributos deberán ser tratados de manera apropiada. En particular, cuando el resultado </text:span><text:span text:style-name="T24">sea</text:span><text:span text:style-name="T23"> un vector atómico </text:span><text:span text:style-name="T24">no deberán existir atributos, ni siquiera nombres.</text:span></text:p>
        </text:list-item>
        <text:list-item>
          <text:p text:style-name="P69"><text:span text:style-name="T20"><text:s/></text:span><text:span text:style-name="T100">is.vector(as.vector(x, m), m)</text:span><text:span text:style-name="T24"> deberá ser verdadero para cualquier modalidad </text:span><text:span text:style-name="T100">m</text:span><text:span text:style-name="T24">, incluyendo la predeterminada </text:span><text:span text:style-name="Source_20_Text"><text:span text:style-name="T100">"any"</text:span></text:span><text:span text:style-name="Source_20_Text"><text:span text:style-name="T70">.</text:span></text:span></text:p>
        </text:list-item>
      </text:list>
      <text:h text:style-name="P58" text:outline-level="1"><text:bookmark-start text:name="__RefHeading___Toc17038_114050692"/>7. Nota<text:bookmark-end text:name="__RefHeading___Toc17038_114050692"/></text:h>
      <text:p text:style-name="P21"><text:span text:style-name="T104">as.vector()</text:span><text:span text:style-name="T69"> e </text:span><text:span text:style-name="T104">is.vector()</text:span><text:span text:style-name="T69"> </text:span><text:span text:style-name="T25">son algo diferentes desde el punto de vista de la definición formal de la clase </text:span><text:span text:style-name="Source_20_Text"><text:span text:style-name="T104">"vector"</text:span></text:span><text:span text:style-name="Source_20_Text"><text:span text:style-name="T25"> existente en el paquete </text:span></text:span><text:span text:style-name="Source_20_Text"><text:span text:style-name="T105">methods</text:span></text:span><text:span text:style-name="Source_20_Text"><text:span text:style-name="T25"> y de ahí que </text:span></text:span><text:a xlink:type="simple" xlink:href="http://127.0.0.1:37103/help/library/base/help/as" text:style-name="Internet_20_link" text:visited-style-name="Visited_20_Internet_20_Link"><text:span text:style-name="Source_20_Text"><text:span text:style-name="T119">as</text:span></text:span></text:a><text:span text:style-name="Source_20_Text"><text:span text:style-name="T104">(x, "vector")</text:span></text:span><text:span text:style-name="Source_20_Text"><text:span text:style-name="T69"> e </text:span></text:span><text:a xlink:type="simple" xlink:href="http://127.0.0.1:37103/help/library/base/help/is" text:style-name="Internet_20_link" text:visited-style-name="Visited_20_Internet_20_Link"><text:span text:style-name="Source_20_Text"><text:span text:style-name="T119">is</text:span></text:span></text:a><text:span text:style-name="Source_20_Text"><text:span text:style-name="T104">(x, "vector")</text:span></text:span><text:span text:style-name="Source_20_Text"><text:span text:style-name="T69">.</text:span></text:span></text:p>
      <text:p text:style-name="P21"><text:span text:style-name="T25">Advierta que </text:span><text:span text:style-name="T104">as.vector(x)</text:span><text:span text:style-name="T69"> no es </text:span><text:span text:style-name="T25">necesariamente una operación </text:span><text:span text:style-name="T30">neutra</text:span><text:span text:style-name="T25"> si el resultado de </text:span><text:span text:style-name="T104">is.vector(x)</text:span><text:span text:style-name="T69"> es verdadero ya que los nombres serán removidos de un vector atómico.</text:span></text:p>
      <text:p text:style-name="P22"><text:span text:style-name="T73">Las m</text:span><text:span text:style-name="T69">odalidades de almacenamiento no vectoriales como </text:span><text:span text:style-name="Source_20_Text"><text:span text:style-name="T104">"symbol"</text:span></text:span><text:span text:style-name="Source_20_Text"><text:span text:style-name="T69"> (</text:span></text:span><text:span text:style-name="Source_20_Text"><text:span text:style-name="T25">s</text:span></text:span><text:span text:style-name="Source_20_Text"><text:span text:style-name="T34">inónimo de </text:span></text:span><text:span text:style-name="Source_20_Text"><text:span text:style-name="T104">"name"</text:span></text:span><text:span text:style-name="Source_20_Text"><text:span text:style-name="T25">)</text:span></text:span><text:span text:style-name="Source_20_Text"><text:span text:style-name="T69"> y  </text:span></text:span><text:span text:style-name="Source_20_Text"><text:span text:style-name="T104">"pairlist"</text:span></text:span><text:span text:style-name="Source_20_Text"><text:span text:style-name="T69"> son</text:span></text:span><text:span text:style-name="Source_20_Text"><text:span text:style-name="T25"> aceptadas pero han permanecido sin </text:span></text:span><text:span text:style-name="Source_20_Text"><text:span text:style-name="T36">ser</text:span></text:span><text:span text:style-name="Source_20_Text"><text:span text:style-name="T25"> documentadas </text:span></text:span><text:span text:style-name="Source_20_Text"><text:span text:style-name="T31">durante</text:span></text:span><text:span text:style-name="Source_20_Text"><text:span text:style-name="T25"> </text:span></text:span><text:span text:style-name="Source_20_Text"><text:span text:style-name="T37">largo</text:span></text:span><text:span text:style-name="Source_20_Text"><text:span text:style-name="T25"> tiempo y son utilizadas para implementar </text:span></text:span><text:span text:style-name="Source_20_Text"><text:span text:style-name="T32">las funciones</text:span></text:span><text:span text:style-name="Source_20_Text"><text:span text:style-name="T25"> </text:span></text:span><text:span text:style-name="Source_20_Text"><text:span text:style-name="T234">as.name</text:span></text:span><text:span text:style-name="Source_20_Text"><text:span text:style-name="T104">()</text:span></text:span><text:span text:style-name="Source_20_Text"><text:span text:style-name="T25"> y </text:span></text:span><text:span text:style-name="Source_20_Text"><text:span text:style-name="T234">as.pairlist</text:span></text:span><text:span text:style-name="Source_20_Text"><text:span text:style-name="T104">()</text:span></text:span><text:span text:style-name="Source_20_Text"><text:span text:style-name="T69">. </text:span></text:span><text:span text:style-name="Source_20_Text"><text:span text:style-name="T72">Por ello,</text:span></text:span><text:span text:style-name="Source_20_Text"><text:span text:style-name="T71"> d</text:span></text:span><text:span text:style-name="Source_20_Text"><text:span text:style-name="T34">eberá preferirse el uso directo de estas func</text:span></text:span><text:span text:style-name="Source_20_Text"><text:span text:style-name="T37">i</text:span></text:span><text:span text:style-name="Source_20_Text"><text:span text:style-name="T34">ones. </text:span></text:span><text:span text:style-name="Source_20_Text"><text:span text:style-name="T35">Nada de lo aquí descrito es válido para estas modalidades </text:span></text:span><text:span text:style-name="Source_20_Text"><text:span text:style-name="T37">de almacenamiento particulares, </text:span></text:span><text:span text:style-name="Source_20_Text"><text:span text:style-name="T35">por lo que se recomienda consultar la página de ayuda de </text:span></text:span><text:span text:style-name="Source_20_Text"><text:span text:style-name="T37">estas funciones</text:span></text:span><text:span text:style-name="Source_20_Text"><text:span text:style-name="T35">.</text:span></text:span></text:p>
      <text:p text:style-name="P23">8. Referencias</text:p>
      <text:p text:style-name="P15"><text:span text:style-name="T20">Becker, Richard A., John M. Chambers, y Allan R. Wilks. </text:span><text:span text:style-name="T57">The New S Language</text:span><text:span text:style-name="T20">. Wadsworth &amp; Brookscole. Boca Raton, FL: CRC Press, 1988.</text:span></text:p>
      <text:h text:style-name="P9" text:outline-level="3"/>
      <text:h text:style-name="P58" text:outline-level="1"><text:bookmark-start text:name="__RefHeading___Toc17042_114050692"/>9. También véase<text:bookmark-end text:name="__RefHeading___Toc17042_114050692"/></text:h>
      <text:p text:style-name="P19"><text:a xlink:type="simple" xlink:href="http://127.0.0.1:37103/help/library/base/help/c" text:style-name="Internet_20_link" text:visited-style-name="Visited_20_Internet_20_Link"><text:span text:style-name="Source_20_Text"><text:span text:style-name="T280">c</text:span></text:span></text:a><text:span text:style-name="Source_20_Text"><text:span text:style-name="T280">()</text:span></text:span><text:span text:style-name="T58">, </text:span><text:a xlink:type="simple" xlink:href="http://127.0.0.1:37103/help/library/base/help/is.numeric" text:style-name="Internet_20_link" text:visited-style-name="Visited_20_Internet_20_Link"><text:span text:style-name="Source_20_Text"><text:span text:style-name="T280">is.numeric</text:span></text:span></text:a><text:span text:style-name="Source_20_Text"><text:span text:style-name="T280">()</text:span></text:span><text:span text:style-name="T58">, </text:span><text:a xlink:type="simple" xlink:href="http://127.0.0.1:37103/help/library/base/help/is.list" text:style-name="Internet_20_link" text:visited-style-name="Visited_20_Internet_20_Link"><text:span text:style-name="Source_20_Text"><text:span text:style-name="T280">is.list</text:span></text:span></text:a><text:span text:style-name="Source_20_Text"><text:span text:style-name="T280">()</text:span></text:span></text:p>
      <text:h text:style-name="P58" text:outline-level="1"><text:bookmark-start text:name="__RefHeading___Toc17044_114050692"/>10. Ejemplos<text:bookmark-end text:name="__RefHeading___Toc17044_114050692"/></text:h>
      <text:p text:style-name="P18">df &lt;- data.frame(x = 1:3, y = 5:7)</text:p>
      <text:p text:style-name="P40">## Error:</text:p>
      <text:p text:style-name="P40"><text:soft-page-break/>try(as.vector(data.frame(x = 1:3, y = 5:7), mode = "numeric"))</text:p>
      <text:p text:style-name="P42"/>
      <text:p text:style-name="P40">x &lt;- c(a = 1, b = 2)</text:p>
      <text:p text:style-name="P40">is.vector(x)</text:p>
      <text:p text:style-name="P40">as.vector(x)</text:p>
      <text:p text:style-name="P40">all.equal(x, as.vector(x)) ## FALSE</text:p>
      <text:p text:style-name="P42"/>
      <text:p text:style-name="P55"><text:span text:style-name="T340">###-- Todas las siguientes serán verdaderos (TRUE):</text:span></text:p>
      <text:p text:style-name="P40">is.list(df)</text:p>
      <text:p text:style-name="P40">!is.vector(df)</text:p>
      <text:p text:style-name="P40">!is.vector(df, mode = "list")</text:p>
      <text:p text:style-name="P42"/>
      <text:p text:style-name="P43">is.vector(list(), mode = "list")</text:p>
      <text:h text:style-name="P59" text:outline-level="1"><text:bookmark-start text:name="__RefHeading___Toc17046_114050692"/><text:span text:style-name="T295">10. </text:span><text:span text:style-name="T296">Código fuente</text:span><text:bookmark-end text:name="__RefHeading___Toc17046_114050692"/></text:h>
      <text:h text:style-name="P33" text:outline-level="2"><text:bookmark-start text:name="__RefHeading___Toc17022_114050692"/><text:span text:style-name="T235">A. </text:span>vector()<text:bookmark-end text:name="__RefHeading___Toc17022_114050692"/></text:h>
      <text:p text:style-name="P38">function (mode = "logical", length = 0L) </text:p>
      <text:p text:style-name="P38"><text:s text:c="4"/>.Internal(vector(mode, length))</text:p>
      <text:h text:style-name="P34" text:outline-level="2"><text:bookmark-start text:name="__RefHeading___Toc17024_114050692"/><text:span text:style-name="T269">B</text:span><text:span text:style-name="T270">. </text:span><text:span text:style-name="T289">as.</text:span><text:span text:style-name="T290">vector()</text:span><text:bookmark-end text:name="__RefHeading___Toc17024_114050692"/></text:h>
      <text:p text:style-name="P39">function (x, mode = "any")</text:p>
      <text:p text:style-name="P39"><text:s text:c="4"/>.Internal(as.vector(x, mode))</text:p>
      <text:h text:style-name="P34" text:outline-level="2"><text:bookmark-start text:name="__RefHeading___Toc17026_114050692"/><text:span text:style-name="T269">C</text:span><text:span text:style-name="T270">. </text:span><text:span text:style-name="T289">is</text:span><text:span text:style-name="T290">.vector()</text:span><text:bookmark-end text:name="__RefHeading___Toc17026_114050692"/></text:h>
      <text:p text:style-name="P39">function (x, mode = "any") </text:p>
      <text:p text:style-name="P39"><text:s text:c="5"/>.Internal(is.vector(x, mode))</text:p>
      <text:p text:style-name="P32"/>
      <text:p text:style-name="P4"><text:span text:style-name="T20">[Pa</text:span><text:span text:style-name="T26">quete</text:span><text:span text:style-name="T20"> </text:span><text:span text:style-name="Emphasis"><text:span text:style-name="T112">base</text:span></text:span><text:span text:style-name="T20"> versión 4.0.2 </text:span><text:span text:style-name="T117">Í</text:span><text:span text:style-name="T118">ndice</text:span><text:span text:style-name="T20">]</text:span></text:p>
      <text:p text:style-name="P24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1" fo:font-size="11pt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0T00:40:49.703364144</meta:creation-date>
    <dc:date>2022-01-21T02:07:43.645716405</dc:date>
    <meta:editing-duration>PT19H27M44S</meta:editing-duration>
    <meta:editing-cycles>136</meta:editing-cycles>
    <meta:generator>LibreOffice/7.0.0.1$MacOSX_X86_64 LibreOffice_project/04ba7e3f1e51af6c5d653e543a620e36719083fd</meta:generator>
    <meta:document-statistic meta:table-count="2" meta:image-count="0" meta:object-count="0" meta:page-count="5" meta:paragraph-count="95" meta:word-count="1457" meta:character-count="9357" meta:non-whitespace-character-count="7979"/>
  </office:meta>
</office:document-meta>
</file>